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6.889cm" table:align="left" style:writing-mode="lr-tb"/>
    </style:style>
    <style:style style:name="Tabla1.A" style:family="table-column">
      <style:table-column-properties style:column-width="16.889cm"/>
    </style:style>
    <style:style style:name="Tabla1.A1" style:family="table-cell">
      <style:table-cell-properties fo:background-color="#ccccff" fo:padding="0.097cm" fo:border="0.05pt solid #000000">
        <style:background-image/>
      </style:table-cell-properties>
    </style:style>
    <style:style style:name="Taula2" style:family="table">
      <style:table-properties style:width="17.011cm" fo:margin-left="-0.014cm" table:align="left" style:writing-mode="lr-tb"/>
    </style:style>
    <style:style style:name="Taula2.A" style:family="table-column">
      <style:table-column-properties style:column-width="17.011cm"/>
    </style:style>
    <style:style style:name="Taula2.A1" style:family="table-cell">
      <style:table-cell-properties fo:padding="0.097cm" fo:border="0.05pt solid #000000"/>
    </style:style>
    <style:style style:name="Taula5" style:family="table">
      <style:table-properties style:width="17.011cm" fo:margin-left="-0.014cm" table:align="left" style:writing-mode="lr-tb"/>
    </style:style>
    <style:style style:name="Taula5.A" style:family="table-column">
      <style:table-column-properties style:column-width="17.011cm"/>
    </style:style>
    <style:style style:name="Taula5.A1" style:family="table-cell">
      <style:table-cell-properties fo:padding="0.097cm" fo:border="0.05pt solid #000000"/>
    </style:style>
    <style:style style:name="Taula6" style:family="table">
      <style:table-properties style:width="17.011cm" fo:margin-left="-0.014cm" table:align="left" style:writing-mode="lr-tb"/>
    </style:style>
    <style:style style:name="Taula6.A" style:family="table-column">
      <style:table-column-properties style:column-width="17.011cm"/>
    </style:style>
    <style:style style:name="Taula6.1" style:family="table-row">
      <style:table-row-properties style:min-row-height="7.805cm"/>
    </style:style>
    <style:style style:name="Taula6.A1" style:family="table-cell">
      <style:table-cell-properties fo:padding="0.097cm" fo:border="0.05pt solid #000000"/>
    </style:style>
    <style:style style:name="Taula4" style:family="table">
      <style:table-properties style:width="16.817cm" table:align="margins"/>
    </style:style>
    <style:style style:name="Taula4.A" style:family="table-column">
      <style:table-column-properties style:column-width="3.507cm" style:rel-column-width="13665*"/>
    </style:style>
    <style:style style:name="Taula4.B" style:family="table-column">
      <style:table-column-properties style:column-width="7.093cm" style:rel-column-width="27639*"/>
    </style:style>
    <style:style style:name="Taula4.C" style:family="table-column">
      <style:table-column-properties style:column-width="6.218cm" style:rel-column-width="24231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C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817cm" table:align="margins"/>
    </style:style>
    <style:style style:name="Taula4.A" style:family="table-column">
      <style:table-column-properties style:column-width="3.507cm" style:rel-column-width="13665*"/>
    </style:style>
    <style:style style:name="Taula4.B" style:family="table-column">
      <style:table-column-properties style:column-width="7.093cm" style:rel-column-width="27639*"/>
    </style:style>
    <style:style style:name="Taula4.C" style:family="table-column">
      <style:table-column-properties style:column-width="6.218cm" style:rel-column-width="24231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C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officeooo:paragraph-rsid="00212b6d" style:font-size-asian="11pt" style:language-asian="zxx" style:country-asian="none" style:font-weight-asian="normal" style:font-name-complex="Arial1" style:font-size-complex="11pt" style:font-weight-complex="normal"/>
    </style:style>
    <style:style style:name="P2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3" style:family="paragraph" style:parent-style-name="Standard">
      <style:text-properties officeooo:paragraph-rsid="00212b6d"/>
    </style:style>
    <style:style style:name="P4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P5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P6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212b6d" style:font-size-asian="8pt"/>
    </style:style>
    <style:style style:name="P8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P9" style:family="paragraph" style:parent-style-name="Text_20_body">
      <style:paragraph-properties fo:text-align="center" style:justify-single-word="false" style:snap-to-layout-grid="false"/>
      <style:text-properties style:font-name="Arial1" fo:font-size="8pt" officeooo:paragraph-rsid="00212b6d" fo:background-color="transparent"/>
    </style:style>
    <style:style style:name="P10" style:family="paragraph" style:parent-style-name="Text_20_body">
      <style:paragraph-properties fo:text-align="center" style:justify-single-word="false" style:snap-to-layout-grid="false"/>
      <style:text-properties style:font-name="Arial1" fo:font-size="8pt" fo:background-color="transparent"/>
    </style:style>
    <style:style style:name="P11" style:family="paragraph" style:parent-style-name="Normal_20__28_Web_29_">
      <style:paragraph-properties fo:margin-top="0cm" fo:margin-bottom="0cm" style:contextual-spacing="false"/>
      <style:text-properties style:font-name="Arial1" fo:font-size="10pt" fo:language="ca" fo:country="ES" officeooo:rsid="001efb35" officeooo:paragraph-rsid="001d4e11" style:font-size-asian="10pt" style:font-name-complex="Arial1" style:font-size-complex="10pt"/>
    </style:style>
    <style:style style:name="P12" style:family="paragraph" style:parent-style-name="Normal_20__28_Web_29_">
      <style:paragraph-properties fo:margin-top="0cm" fo:margin-bottom="0cm" style:contextual-spacing="false"/>
      <style:text-properties style:font-name="Arial1" fo:font-size="10pt" fo:language="ca" fo:country="ES" officeooo:rsid="001efb35" officeooo:paragraph-rsid="00212b6d" style:font-size-asian="10pt" style:font-name-complex="Arial1" style:font-size-complex="10pt"/>
    </style:style>
    <style:style style:name="P13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1" fo:font-size="10pt" fo:language="ca" fo:country="ES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14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P15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P16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9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P20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21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P22" style:family="paragraph" style:parent-style-name="Footnote">
      <style:paragraph-properties fo:text-align="center" style:justify-single-word="false" style:snap-to-layout-grid="false"/>
      <style:text-properties officeooo:paragraph-rsid="0030f20b"/>
    </style:style>
    <style:style style:name="P23" style:family="paragraph" style:parent-style-name="Footnote">
      <style:paragraph-properties fo:text-align="center" style:justify-single-word="false" style:snap-to-layout-grid="false"/>
    </style:style>
    <style:style style:name="P24" style:family="paragraph" style:parent-style-name="Standard">
      <style:text-properties officeooo:rsid="001d4e11" officeooo:paragraph-rsid="001d4e11"/>
    </style:style>
    <style:style style:name="P2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1d4e11"/>
    </style:style>
    <style:style style:name="P26" style:family="paragraph" style:parent-style-name="Standard">
      <style:text-properties fo:language="ca" fo:country="ES" officeooo:paragraph-rsid="001d4e11"/>
    </style:style>
    <style:style style:name="P27" style:family="paragraph" style:parent-style-name="Standard">
      <style:text-properties fo:font-size="10pt" fo:language="ca" fo:country="ES" officeooo:paragraph-rsid="001d4e11" style:font-size-asian="10pt" style:font-name-complex="Arial1"/>
    </style:style>
    <style:style style:name="P28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officeooo:paragraph-rsid="001d4e11" style:font-size-asian="10pt" style:font-name-complex="Arial1"/>
    </style:style>
    <style:style style:name="P29" style:family="paragraph" style:parent-style-name="Normal_20__28_Web_29_">
      <style:paragraph-properties fo:margin-top="0cm" fo:margin-bottom="0.212cm" style:contextual-spacing="false" fo:text-align="justify" style:justify-single-word="false"/>
      <style:text-properties fo:font-size="10pt" fo:language="ca" fo:country="ES" officeooo:paragraph-rsid="001d4e11" style:font-size-asian="10pt" style:font-name-complex="Arial1"/>
    </style:style>
    <style:style style:name="P30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officeooo:rsid="001efb35" officeooo:paragraph-rsid="001efb35" style:font-size-asian="10pt" style:font-name-complex="Arial1"/>
    </style:style>
    <style:style style:name="P31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250470" officeooo:paragraph-rsid="002b8ca3" style:font-size-asian="10pt" style:font-name-complex="Arial1"/>
    </style:style>
    <style:style style:name="P32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250470" officeooo:paragraph-rsid="00401e8e" style:font-size-asian="10pt" style:font-name-complex="Arial1"/>
    </style:style>
    <style:style style:name="P33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401e8e" officeooo:paragraph-rsid="00401e8e" style:font-size-asian="10pt" style:font-name-complex="Arial1"/>
    </style:style>
    <style:style style:name="P34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style="normal" style:text-underline-style="none" fo:font-weight="normal" officeooo:paragraph-rsid="001d4e11" style:font-size-asian="10pt" style:font-style-asian="normal" style:font-weight-asian="normal" style:font-name-complex="Arial1" style:font-style-complex="normal" style:font-weight-complex="normal"/>
    </style:style>
    <style:style style:name="P35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style="normal" style:text-underline-style="none" fo:font-weight="normal" officeooo:rsid="001e4fb8" officeooo:paragraph-rsid="001e4fb8" style:font-size-asian="10pt" style:font-style-asian="normal" style:font-weight-asian="normal" style:font-name-complex="Arial1" style:font-style-complex="normal" style:font-weight-complex="normal"/>
    </style:style>
    <style:style style:name="P36" style:family="paragraph" style:parent-style-name="Normal_20__28_Web_29_">
      <style:paragraph-properties fo:margin-top="0cm" fo:margin-bottom="0cm" style:contextual-spacing="false"/>
      <style:text-properties fo:font-size="10pt" fo:language="ca" fo:country="ES" fo:font-style="normal" officeooo:paragraph-rsid="001d4e11" fo:background-color="#ffff00" style:font-size-asian="10pt" style:font-style-asian="normal" style:font-name-complex="Arial1" style:font-style-complex="normal"/>
    </style:style>
    <style:style style:name="P37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fo:font-style="normal" officeooo:paragraph-rsid="001d4e11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P38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fo:font-style="normal" officeooo:rsid="00818dbb" officeooo:paragraph-rsid="00250470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P39" style:family="paragraph" style:parent-style-name="Normal_20__28_Web_29_">
      <style:paragraph-properties fo:margin-top="0cm" fo:margin-bottom="0cm" style:contextual-spacing="false" fo:text-align="justify" style:justify-single-word="false" fo:orphans="2" fo:widows="2" fo:break-before="page" style:writing-mode="lr-tb"/>
      <style:text-properties fo:font-size="10pt" fo:language="ca" fo:country="ES" fo:font-style="normal" officeooo:rsid="00818dbb" officeooo:paragraph-rsid="00250470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P40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fo:font-style="normal" officeooo:rsid="00250470" officeooo:paragraph-rsid="00269d00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fo:font-style="normal" officeooo:rsid="001d4e11" officeooo:paragraph-rsid="002b8ca3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P42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89e19e" officeooo:paragraph-rsid="001d4e11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43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9444a1" officeooo:paragraph-rsid="001d4e11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44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paragraph-rsid="00212b6d" style:font-size-asian="10pt" style:font-weight-asian="normal" style:font-name-complex="Arial1" style:font-weight-complex="normal"/>
    </style:style>
    <style:style style:name="P45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1efb35" officeooo:paragraph-rsid="001efb35" style:font-size-asian="10pt" style:font-weight-asian="normal" style:font-name-complex="Arial1" style:font-weight-complex="normal"/>
    </style:style>
    <style:style style:name="P46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1f5918" officeooo:paragraph-rsid="001d4e11" style:font-size-asian="10pt" style:font-weight-asian="normal" style:font-name-complex="Arial1" style:font-weight-complex="normal"/>
    </style:style>
    <style:style style:name="P47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1f5918" officeooo:paragraph-rsid="003a81d2" style:font-size-asian="10pt" style:font-weight-asian="normal" style:font-name-complex="Arial1" style:font-weight-complex="normal"/>
    </style:style>
    <style:style style:name="P48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3a81d2" officeooo:paragraph-rsid="003a81d2" style:font-size-asian="10pt" style:font-weight-asian="normal" style:font-name-complex="Arial1" style:font-weight-complex="normal"/>
    </style:style>
    <style:style style:name="P49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2bb4b1" officeooo:paragraph-rsid="003c74a3" style:font-size-asian="10pt" style:font-weight-asian="normal" style:font-name-complex="Arial1" style:font-weight-complex="normal"/>
    </style:style>
    <style:style style:name="P50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font-size="10pt" fo:language="ca" fo:country="ES" fo:font-weight="normal" officeooo:rsid="00398b60" officeooo:paragraph-rsid="00398b60" style:font-size-asian="10pt" style:font-weight-asian="normal" style:font-name-complex="Arial1" style:font-weight-complex="normal"/>
    </style:style>
    <style:style style:name="P51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6e5949" officeooo:paragraph-rsid="001d4e11" style:font-size-asian="10pt" style:font-weight-asian="bold" style:font-name-complex="Arial1" style:font-weight-complex="bold"/>
    </style:style>
    <style:style style:name="P52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1efb35" officeooo:paragraph-rsid="001efb35" style:font-size-asian="10pt" style:font-weight-asian="bold" style:font-name-complex="Arial1" style:font-weight-complex="bold"/>
    </style:style>
    <style:style style:name="P53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3c74a3" officeooo:paragraph-rsid="003c74a3" style:font-size-asian="10pt" style:font-weight-asian="bold" style:font-name-complex="Arial1" style:font-weight-complex="bold"/>
    </style:style>
    <style:style style:name="P54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3a81d2" officeooo:paragraph-rsid="003a81d2" style:font-size-asian="10pt" style:font-weight-asian="bold" style:font-name-complex="Arial1" style:font-weight-complex="bold"/>
    </style:style>
    <style:style style:name="P55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345591" officeooo:paragraph-rsid="001efb35" style:font-size-asian="10pt" style:font-weight-asian="bold" style:font-name-complex="Arial1" style:font-weight-complex="bold"/>
    </style:style>
    <style:style style:name="P56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1efb35" officeooo:paragraph-rsid="001efb35" fo:background-color="#ffff99" style:font-size-asian="10pt" style:font-weight-asian="bold" style:font-name-complex="Arial1" style:font-weight-complex="bold"/>
    </style:style>
    <style:style style:name="P57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0pt" fo:language="ca" fo:country="ES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58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0pt" fo:language="ca" fo:country="ES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59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60" style:family="paragraph" style:parent-style-name="Normal_20__28_Web_29_">
      <style:paragraph-properties fo:margin-left="1.251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61" style:family="paragraph" style:parent-style-name="Standard">
      <style:paragraph-properties fo:text-align="justify" style:justify-single-word="false"/>
      <style:text-properties officeooo:paragraph-rsid="001d4e11" style:font-name-complex="Arial1"/>
    </style:style>
    <style:style style:name="P62" style:family="paragraph" style:parent-style-name="Standard">
      <style:text-properties fo:color="#000000" loext:opacity="100%" style:font-name="Arial1" fo:font-size="10pt" fo:language="ca" fo:country="ES" fo:font-weight="normal" officeooo:rsid="00570d41" officeooo:paragraph-rsid="001d4e11" style:font-size-asian="10pt" style:font-weight-asian="normal" style:font-name-complex="Arial1" style:font-weight-complex="normal"/>
    </style:style>
    <style:style style:name="P63" style:family="paragraph" style:parent-style-name="Standard">
      <style:text-properties fo:color="#000000" loext:opacity="100%" style:font-name="Arial1" fo:font-size="10pt" fo:language="ca" fo:country="ES" fo:font-weight="normal" officeooo:rsid="00570d41" officeooo:paragraph-rsid="00250470" style:font-size-asian="10pt" style:font-weight-asian="normal" style:font-name-complex="Arial1" style:font-weight-complex="normal"/>
    </style:style>
    <style:style style:name="P64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1" fo:font-size="10pt" fo:language="ca" fo:country="ES" fo:font-weight="normal" officeooo:rsid="00570d41" officeooo:paragraph-rsid="00250470" style:font-size-asian="10pt" style:font-weight-asian="normal" style:font-name-complex="Arial1" style:font-weight-complex="normal"/>
    </style:style>
    <style:style style:name="P65" style:family="paragraph" style:parent-style-name="Standard">
      <style:text-properties fo:color="#000000" loext:opacity="100%" style:font-name="Arial1" fo:font-size="10pt" fo:language="ca" fo:country="ES" fo:font-weight="normal" officeooo:rsid="00282fca" officeooo:paragraph-rsid="00282fca" style:font-size-asian="10pt" style:font-weight-asian="normal" style:font-name-complex="Arial1" style:font-weight-complex="normal"/>
    </style:style>
    <style:style style:name="P66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weight="normal" officeooo:rsid="00250470" officeooo:paragraph-rsid="002b8ca3" style:font-size-asian="10pt" style:font-weight-asian="normal" style:font-name-complex="Arial1" style:font-weight-complex="normal"/>
    </style:style>
    <style:style style:name="P67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weight="normal" officeooo:rsid="00250470" officeooo:paragraph-rsid="00401e8e" style:font-size-asian="10pt" style:font-weight-asian="normal" style:font-name-complex="Arial1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weight="normal" officeooo:rsid="003288c6" officeooo:paragraph-rsid="003288c6" style:font-size-asian="10pt" style:font-weight-asian="normal" style:font-name-complex="Arial1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weight="normal" officeooo:rsid="003288c6" officeooo:paragraph-rsid="00282fca" style:font-size-asian="10pt" style:font-weight-asian="normal" style:font-name-complex="Arial1" style:font-weight-complex="normal"/>
    </style:style>
    <style:style style:name="P70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style="normal" fo:font-weight="normal" officeooo:rsid="00250470" officeooo:paragraph-rsid="002b8ca3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style="normal" fo:font-weight="normal" officeooo:rsid="00250470" officeooo:paragraph-rsid="002b8ca3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style="normal" fo:font-weight="normal" officeooo:rsid="00250470" officeooo:paragraph-rsid="0025047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style="normal" fo:font-weight="normal" officeooo:rsid="001d4e11" officeooo:paragraph-rsid="002b8ca3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4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font-size="11pt" fo:language="ca" fo:country="ES" fo:font-weight="bold" officeooo:paragraph-rsid="001d4e11" style:font-size-asian="11pt" style:font-weight-asian="bold" style:font-name-complex="Arial1" style:font-size-complex="11pt" style:font-weight-complex="bold"/>
    </style:style>
    <style:style style:name="P75" style:family="paragraph" style:parent-style-name="Normal_20__28_Web_29_">
      <style:paragraph-properties fo:margin-top="0cm" fo:margin-bottom="0cm" style:contextual-spacing="false" fo:text-align="center" style:justify-single-word="false" fo:orphans="2" fo:widows="2" style:writing-mode="lr-tb"/>
      <style:text-properties fo:font-size="11pt" fo:language="ca" fo:country="ES" fo:font-style="normal" fo:font-weight="bold" officeooo:rsid="001d4e11" officeooo:paragraph-rsid="001d4e11" fo:background-color="transparent" style:font-name-asian="Times New Roman" style:font-size-asian="11pt" style:font-style-asian="normal" style:font-weight-asian="bold" style:font-name-complex="Arial1" style:font-size-complex="11pt" style:language-complex="ar" style:country-complex="SA" style:font-style-complex="normal" style:font-weight-complex="bold"/>
    </style:style>
    <style:style style:name="P76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fo:font-size="11pt" fo:language="ca" fo:country="ES" fo:font-style="normal" officeooo:rsid="00250470" officeooo:paragraph-rsid="00250470" style:font-name-asian="Times New Roman" style:font-size-asian="11pt" style:font-style-asian="normal" style:font-name-complex="Arial1" style:font-size-complex="11pt" style:language-complex="ar" style:country-complex="SA" style:font-style-complex="normal"/>
    </style:style>
    <style:style style:name="P77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fo:font-size="11pt" fo:language="ca" fo:country="ES" officeooo:paragraph-rsid="00227aab" style:font-name-asian="Times New Roman" style:font-size-asian="11pt" style:font-name-complex="Arial1" style:font-size-complex="11pt" style:language-complex="ar" style:country-complex="SA"/>
    </style:style>
    <style:style style:name="P78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1d4e11"/>
    </style:style>
    <style:style style:name="P79" style:family="paragraph" style:parent-style-name="Normal_20__28_Web_29_">
      <style:paragraph-properties fo:margin-top="0cm" fo:margin-bottom="0.212cm" style:contextual-spacing="false" fo:text-align="justify" style:justify-single-word="false"/>
      <style:text-properties officeooo:paragraph-rsid="001d4e11"/>
    </style:style>
    <style:style style:name="P80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1e4fb8"/>
    </style:style>
    <style:style style:name="P81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212b6d"/>
    </style:style>
    <style:style style:name="P82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3c74a3"/>
    </style:style>
    <style:style style:name="P83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officeooo:paragraph-rsid="004276b8"/>
    </style:style>
    <style:style style:name="P84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officeooo:paragraph-rsid="002b8ca3"/>
    </style:style>
    <style:style style:name="P85" style:family="paragraph" style:parent-style-name="Normal_20__28_Web_29_">
      <style:paragraph-properties fo:margin-top="0cm" fo:margin-bottom="0cm" style:contextual-spacing="false"/>
      <style:text-properties officeooo:paragraph-rsid="001d4e11"/>
    </style:style>
    <style:style style:name="P86" style:family="paragraph" style:parent-style-name="Normal_20__28_Web_29_">
      <style:paragraph-properties fo:margin-top="0cm" fo:margin-bottom="0cm" style:contextual-spacing="false"/>
      <style:text-properties officeooo:rsid="001efb35" officeooo:paragraph-rsid="00212b6d"/>
    </style:style>
    <style:style style:name="P87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tyle="italic" officeooo:paragraph-rsid="00212b6d" style:font-style-asian="italic" style:font-style-complex="italic"/>
    </style:style>
    <style:style style:name="P88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282fca" style:font-size-asian="10pt" style:font-weight-asian="bold" style:font-name-complex="Arial1" style:font-weight-complex="bold"/>
    </style:style>
    <style:style style:name="P89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rsid="00282fca" officeooo:paragraph-rsid="00282fca" style:font-size-asian="10pt" style:font-weight-asian="bold" style:font-name-complex="Arial1" style:font-weight-complex="bold"/>
    </style:style>
    <style:style style:name="P90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rsid="00282fca" officeooo:paragraph-rsid="003288c6" style:font-size-asian="10pt" style:font-weight-asian="bold" style:font-name-complex="Arial1" style:font-weight-complex="bold"/>
    </style:style>
    <style:style style:name="P91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3288c6" style:font-size-asian="10pt" style:font-weight-asian="bold" style:font-name-complex="Arial1" style:font-weight-complex="bold"/>
    </style:style>
    <style:style style:name="P92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center" style:justify-single-word="false" fo:background-color="#00dcff"/>
      <style:text-properties style:use-window-font-color="true" loext:opacity="0%" style:font-name="Courier New1" fo:font-size="10pt" fo:language="ca" fo:country="ES" officeooo:paragraph-rsid="00250470" style:font-size-asian="10pt" style:font-name-complex="Arial1"/>
    </style:style>
    <style:style style:name="P93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center" style:justify-single-word="false" fo:background-color="#00dcff"/>
      <style:text-properties style:use-window-font-color="true" loext:opacity="0%" style:font-name="Courier New1" fo:font-size="10pt" fo:language="ca" fo:country="ES" officeooo:paragraph-rsid="00282fca" style:font-size-asian="10pt" style:font-name-complex="Arial1"/>
    </style:style>
    <style:style style:name="P94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officeooo:paragraph-rsid="003288c6" style:font-size-asian="10pt" style:font-name-complex="Arial1"/>
    </style:style>
    <style:style style:name="P95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282fca" style:font-size-asian="10pt" style:font-name-complex="Arial1"/>
    </style:style>
    <style:style style:name="P96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style:text-underline-style="solid" style:text-underline-width="auto" style:text-underline-color="font-color" fo:font-weight="bold" officeooo:rsid="00282fca" officeooo:paragraph-rsid="00282fca" style:font-size-asian="10pt" style:font-weight-asian="bold" style:font-name-complex="Arial1" style:font-weight-complex="bold"/>
    </style:style>
    <style:style style:name="P97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bold" officeooo:rsid="001ed780" officeooo:paragraph-rsid="001d4e11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98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578094" officeooo:paragraph-rsid="00227aab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99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227aab" officeooo:paragraph-rsid="00227aab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00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250470" officeooo:paragraph-rsid="0025047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01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Arial1" fo:font-size="10pt" fo:language="ca" fo:country="ES" fo:font-style="normal" fo:font-weight="normal" officeooo:rsid="00401e8e" officeooo:paragraph-rsid="00401e8e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02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6pt" officeooo:rsid="00560583" officeooo:paragraph-rsid="00212b6d" style:font-name-asian="Times New Roman" style:font-size-asian="16pt" style:font-name-complex="Times New Roman" style:font-size-complex="16pt" style:language-complex="ar" style:country-complex="SA"/>
    </style:style>
    <style:style style:name="P103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rsid="00570d41" officeooo:paragraph-rsid="003a81d2"/>
    </style:style>
    <style:style style:name="P104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officeooo:rsid="00570d41" officeooo:paragraph-rsid="003a81d2"/>
    </style:style>
    <style:style style:name="P105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officeooo:rsid="00570d41" officeooo:paragraph-rsid="001efb35"/>
    </style:style>
    <style:style style:name="P106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rsid="003a81d2" officeooo:paragraph-rsid="003a81d2"/>
    </style:style>
    <style:style style:name="P107" style:family="paragraph" style:parent-style-name="Normal_20__28_Web_29_">
      <style:paragraph-properties fo:margin-top="0cm" fo:margin-bottom="0cm" style:contextual-spacing="false" fo:text-align="justify" style:justify-single-word="false"/>
      <style:text-properties fo:color="#0000cc" loext:opacity="100%" fo:font-size="10pt" fo:language="ca" fo:country="ES" style:text-underline-style="none" fo:font-weight="normal" officeooo:rsid="004232d4" officeooo:paragraph-rsid="003a81d2" style:font-size-asian="10pt" style:font-weight-asian="normal" style:font-name-complex="Arial1" style:font-weight-complex="normal"/>
    </style:style>
    <style:style style:name="P108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0000cc" loext:opacity="100%" fo:font-size="10pt" fo:language="ca" fo:country="ES" style:text-underline-style="none" fo:font-weight="bold" officeooo:rsid="003a81d2" officeooo:paragraph-rsid="003a81d2" style:font-size-asian="10pt" style:font-weight-asian="bold" style:font-name-complex="Arial1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Courier New1" fo:font-size="10pt" fo:font-weight="bold" officeooo:rsid="003288c6" officeooo:paragraph-rsid="003288c6" style:font-size-asian="10pt" style:font-weight-asian="bold" style:font-name-complex="Arial1" style:font-weight-complex="bold"/>
    </style:style>
    <style:style style:name="P110" style:family="paragraph" style:parent-style-name="Table_20_Contents">
      <style:text-properties style:font-name="Courier New1" fo:font-size="8pt" officeooo:rsid="003288c6" officeooo:paragraph-rsid="003288c6" style:font-size-asian="8pt" style:font-name-complex="Arial1" style:font-size-complex="8pt"/>
    </style:style>
    <style:style style:name="P111" style:family="paragraph" style:parent-style-name="Heading_20_1" style:master-page-name="First_20_Page">
      <loext:graphic-properties draw:fill="solid" draw:fill-color="#c0c0c0" draw:opacity="100%"/>
      <style:paragraph-properties fo:text-align="center" style:justify-single-word="false" fo:orphans="2" fo:widows="2" style:page-number="auto" fo:background-color="#c0c0c0" style:writing-mode="lr-tb"/>
      <style:text-properties officeooo:paragraph-rsid="001d4e11"/>
    </style:style>
    <style:style style:name="P112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officeooo:paragraph-rsid="001d4e11"/>
    </style:style>
    <style:style style:name="P113" style:family="paragraph" style:parent-style-name="Normal_20__28_Web_29_" style:list-style-name="L2">
      <style:paragraph-properties fo:margin-left="1.251cm" fo:margin-right="0cm" fo:margin-top="0.106cm" fo:margin-bottom="0.106cm" style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1" fo:font-size="10pt" fo:language="ca" fo:country="ES" officeooo:rsid="0028fda8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114" style:family="paragraph" style:parent-style-name="Normal_20__28_Web_29_" style:list-style-name="L2">
      <style:paragraph-properties fo:margin-left="1.251cm" fo:margin-right="0cm" fo:margin-top="0.106cm" fo:margin-bottom="0.106cm" style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1"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115" style:family="paragraph" style:parent-style-name="Normal_20__28_Web_29_" style:list-style-name="L2">
      <style:paragraph-properties fo:margin-left="1.251cm" fo:margin-right="0cm" fo:margin-top="0.106cm" fo:margin-bottom="0.106cm" style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1" fo:font-size="10pt" fo:language="ca" fo:country="ES" officeooo:rsid="002652ec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116" style:family="paragraph" style:parent-style-name="Normal_20__28_Web_29_" style:list-style-name="L1">
      <style:paragraph-properties fo:margin-left="1.376cm" fo:margin-right="0cm" fo:margin-top="0.106cm" fo:margin-bottom="0.106cm" style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officeooo:rsid="001e4fb8" officeooo:paragraph-rsid="001e4fb8" fo:background-color="transparent" style:font-size-asian="10pt" style:font-name-complex="Arial1"/>
    </style:style>
    <style:style style:name="P117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118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rsid="002d708b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119" style:family="paragraph" style:parent-style-name="Normal_20__28_Web_29_" style:list-style-name="WW8Num36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language="ca" fo:country="ES" officeooo:paragraph-rsid="001d4e11"/>
    </style:style>
    <style:style style:name="P120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language="ca" fo:country="ES" officeooo:paragraph-rsid="001d4e11"/>
    </style:style>
    <style:style style:name="P121" style:family="paragraph" style:parent-style-name="Normal_20__28_Web_29_" style:list-style-name="L2">
      <style:paragraph-properties fo:margin-top="0.106cm" fo:margin-bottom="0.106cm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1"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122" style:family="paragraph" style:parent-style-name="Normal_20__28_Web_29_" style:list-style-name="L3">
      <style:paragraph-properties fo:margin-top="0cm" fo:margin-bottom="0.212cm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1"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123" style:family="paragraph" style:parent-style-name="Normal_20__28_Web_29_" style:list-style-name="L6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4232d4" officeooo:paragraph-rsid="004232d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24" style:family="paragraph" style:parent-style-name="Normal_20__28_Web_29_" style:list-style-name="L6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43639a" officeooo:paragraph-rsid="0043639a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25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officeooo:paragraph-rsid="00250470" style:font-size-asian="10pt" style:font-name-complex="Arial1"/>
    </style:style>
    <style:style style:name="P126" style:family="paragraph" style:parent-style-name="Standard" style:list-style-name="L7">
      <style:text-properties fo:color="#000000" loext:opacity="100%" style:font-name="Arial1" fo:font-size="10pt" fo:language="ca" fo:country="ES" fo:font-weight="normal" officeooo:rsid="00570d41" officeooo:paragraph-rsid="001d4e11" style:font-size-asian="10pt" style:font-weight-asian="normal" style:font-name-complex="Arial1" style:font-weight-complex="normal"/>
    </style:style>
    <style:style style:name="P127" style:family="paragraph" style:parent-style-name="Standard" style:list-style-name="L7">
      <style:text-properties fo:color="#000000" loext:opacity="100%" style:font-name="Arial1" fo:font-size="10pt" fo:language="ca" fo:country="ES" fo:font-weight="normal" officeooo:rsid="0037a705" officeooo:paragraph-rsid="0037a705" style:font-size-asian="10pt" style:font-weight-asian="normal" style:font-name-complex="Arial1" style:font-weight-complex="normal"/>
    </style:style>
    <style:style style:name="P128" style:family="paragraph" style:parent-style-name="fegm_5f_text" style:list-style-name="L5">
      <style:paragraph-properties fo:margin-left="0cm" fo:margin-right="0cm" fo:margin-top="0.4cm" fo:margin-bottom="0.21cm" style:contextual-spacing="false" fo:line-height="150%" fo:text-align="justify" style:justify-single-word="false" fo:orphans="2" fo:widows="2" fo:hyphenation-ladder-count="2" fo:text-indent="0cm" style:auto-text-indent="false" style:shadow="none" style:writing-mode="lr-tb">
        <style:tab-stops/>
      </style:paragraph-properties>
      <style:text-properties fo:font-size="10pt" fo:language="ca" fo:country="ES" fo:font-weight="bold" officeooo:rsid="002095b1" officeooo:paragraph-rsid="001d4e11" fo:background-color="transparent" style:font-name-asian="Times New Roman" style:font-size-asian="10pt" style:font-weight-asian="bold" style:font-name-complex="Arial1" style:font-size-complex="10pt" style:language-complex="ar" style:country-complex="SA" style:font-weight-complex="bold" fo:hyphenate="true" fo:hyphenation-remain-char-count="3" fo:hyphenation-push-char-count="3" loext:hyphenation-no-caps="false"/>
    </style:style>
    <style:style style:name="T1" style:family="text">
      <style:text-properties officeooo:rsid="002652ec"/>
    </style:style>
    <style:style style:name="T2" style:family="text">
      <style:text-properties style:font-name="Arial" fo:font-size="8pt" fo:language="ca" fo:country="ES" style:font-size-asian="8pt"/>
    </style:style>
    <style:style style:name="T3" style:family="text">
      <style:text-properties style:font-name="Arial1" fo:font-size="8pt" fo:language="ca" fo:country="ES" style:font-size-asian="8pt"/>
    </style:style>
    <style:style style:name="T4" style:family="text">
      <style:text-properties style:font-name="Arial1" fo:font-size="8pt" fo:language="ca" fo:country="ES" style:font-size-asian="8pt" style:font-name-complex="Arial1" style:font-size-complex="8pt"/>
    </style:style>
    <style:style style:name="T5" style:family="text">
      <style:text-properties style:font-name="Arial1" fo:font-size="8pt" fo:language="ca" fo:country="ES" officeooo:rsid="0043cb4d" style:font-size-asian="8pt"/>
    </style:style>
    <style:style style:name="T6" style:family="text">
      <style:text-properties style:font-name="Arial1" fo:font-size="8pt" style:font-size-asian="8pt" style:font-name-complex="Arial1" style:font-size-complex="8pt"/>
    </style:style>
    <style:style style:name="T7" style:family="text">
      <style:text-properties style:font-name="Arial1" fo:font-size="10pt" fo:language="ca" fo:country="ES" style:font-size-asian="10pt" style:font-name-complex="Arial1" style:font-size-complex="10pt"/>
    </style:style>
    <style:style style:name="T8" style:family="text">
      <style:text-properties style:font-name="Arial1" fo:font-size="10pt" fo:language="ca" fo:country="ES" officeooo:rsid="001efb35" style:font-size-asian="10pt" style:font-name-complex="Arial1" style:font-size-complex="10pt"/>
    </style:style>
    <style:style style:name="T9" style:family="text">
      <style:text-properties style:font-name="Arial1" fo:font-size="10pt" fo:language="ca" fo:country="ES" officeooo:rsid="00212b6d" style:font-size-asian="10pt" style:font-name-complex="Arial1" style:font-size-complex="10pt"/>
    </style:style>
    <style:style style:name="T10" style:family="text">
      <style:text-properties style:font-name="Arial1" fo:font-size="10pt" fo:language="ca" fo:country="ES" style:text-underline-style="solid" style:text-underline-width="auto" style:text-underline-color="font-color" fo:font-weight="bold" officeooo:rsid="001efb35" style:font-size-asian="10pt" style:font-weight-asian="bold" style:font-name-complex="Arial1" style:font-size-complex="10pt" style:font-weight-complex="bold"/>
    </style:style>
    <style:style style:name="T11" style:family="text">
      <style:text-properties style:font-name="Arial1" fo:background-color="transparent" loext:char-shading-value="0"/>
    </style:style>
    <style:style style:name="T12" style:family="text">
      <style:text-properties style:font-name="Arial1" fo:background-color="#afd095" loext:char-shading-value="0"/>
    </style:style>
    <style:style style:name="T13" style:family="text">
      <style:text-properties officeooo:rsid="002095b1"/>
    </style:style>
    <style:style style:name="T14" style:family="text">
      <style:text-properties officeooo:rsid="003288c6"/>
    </style:style>
    <style:style style:name="T15" style:family="text">
      <style:text-properties fo:language="ca" fo:country="ES" style:font-size-asian="8pt"/>
    </style:style>
    <style:style style:name="T16" style:family="text">
      <style:text-properties fo:language="ca" fo:country="ES" officeooo:rsid="002095b1" style:font-size-asian="8pt"/>
    </style:style>
    <style:style style:name="T17" style:family="text">
      <style:text-properties fo:language="ca" fo:country="ES" officeooo:rsid="00457520" style:font-size-asian="8pt"/>
    </style:style>
    <style:style style:name="T18" style:family="text">
      <style:text-properties fo:language="ca" fo:country="ES" officeooo:rsid="00358119" style:font-size-asian="8pt"/>
    </style:style>
    <style:style style:name="T19" style:family="text">
      <style:text-properties fo:language="ca" fo:country="ES" officeooo:rsid="0030f20b" style:font-size-asian="8pt"/>
    </style:style>
    <style:style style:name="T20" style:family="text">
      <style:text-properties fo:language="ca" fo:country="ES" officeooo:rsid="002f2f06" style:font-size-asian="8pt"/>
    </style:style>
    <style:style style:name="T21" style:family="text">
      <style:text-properties style:use-window-font-color="true" loext:opacity="0%" style:font-name="Arial1" fo:font-size="8pt" fo:language="ca" fo:country="ES" fo:background-color="transparent" loext:char-shading-value="0" style:font-size-asian="8pt"/>
    </style:style>
    <style:style style:name="T22" style:family="text">
      <style:text-properties style:use-window-font-color="true" loext:opacity="0%" style:font-name="Arial1" fo:font-size="8pt" fo:language="ca" fo:country="ES" officeooo:rsid="0043cb4d" fo:background-color="transparent" loext:char-shading-value="0" style:font-size-asian="8pt"/>
    </style:style>
    <style:style style:name="T23" style:family="text">
      <style:text-properties style:use-window-font-color="true" loext:opacity="0%" style:font-name="Arial1" fo:font-size="8pt" fo:language="ca" fo:country="ES" officeooo:rsid="002a6112" fo:background-color="transparent" loext:char-shading-value="0" style:font-size-asian="8pt"/>
    </style:style>
    <style:style style:name="T24" style:family="text">
      <style:text-properties style:use-window-font-color="true" loext:opacity="0%" style:font-name="Arial1" fo:font-size="8pt" fo:language="ca" fo:country="ES" officeooo:rsid="00256048" fo:background-color="transparent" loext:char-shading-value="0" style:font-size-asian="8pt"/>
    </style:style>
    <style:style style:name="T25" style:family="text">
      <style:text-properties style:use-window-font-color="true" loext:opacity="0%" style:font-name="Arial1" fo:font-size="8pt" fo:language="ca" fo:country="ES" officeooo:rsid="002f2f06" fo:background-color="transparent" loext:char-shading-value="0" style:font-size-asian="8pt"/>
    </style:style>
    <style:style style:name="T26" style:family="text">
      <style:text-properties style:use-window-font-color="true" loext:opacity="0%" style:font-name="Arial1" fo:font-size="8pt" fo:language="ca" fo:country="ES" officeooo:rsid="00460113" fo:background-color="transparent" loext:char-shading-value="0" style:font-size-asian="8pt"/>
    </style:style>
    <style:style style:name="T27" style:family="text">
      <style:text-properties style:use-window-font-color="true" loext:opacity="0%" style:font-name="Arial1" fo:font-style="normal" style:font-style-asian="normal" style:font-style-complex="normal"/>
    </style:style>
    <style:style style:name="T28" style:family="text">
      <style:text-properties style:use-window-font-color="true" loext:opacity="0%" style:font-name="Arial1" fo:font-style="normal" officeooo:rsid="002d708b" style:font-style-asian="normal" style:font-style-complex="normal"/>
    </style:style>
    <style:style style:name="T29" style:family="text">
      <style:text-properties style:use-window-font-color="true" loext:opacity="0%" style:font-name="Arial1" fo:font-style="normal" officeooo:rsid="002fc56e" style:font-style-asian="normal" style:font-style-complex="normal"/>
    </style:style>
    <style:style style:name="T30" style:family="text">
      <style:text-properties style:use-window-font-color="true" loext:opacity="0%" style:font-name="Arial1" fo:font-style="normal" officeooo:rsid="002095b1" style:font-style-asian="normal" style:font-style-complex="normal"/>
    </style:style>
    <style:style style:name="T31" style:family="text">
      <style:text-properties style:use-window-font-color="true" loext:opacity="0%" style:font-name="Arial1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use-window-font-color="true" loext:opacity="0%" style:font-name="Arial1" fo:font-style="normal" fo:font-weight="bold" officeooo:rsid="001ed780" style:font-style-asian="normal" style:font-weight-asian="bold" style:font-style-complex="normal" style:font-weight-complex="bold"/>
    </style:style>
    <style:style style:name="T33" style:family="text">
      <style:text-properties style:use-window-font-color="true" loext:opacity="0%" style:font-name="Arial1" fo:font-style="normal" fo:font-weight="bold" officeooo:rsid="002fc56e" style:font-style-asian="normal" style:font-weight-asian="bold" style:font-style-complex="normal" style:font-weight-complex="bold"/>
    </style:style>
    <style:style style:name="T34" style:family="text">
      <style:text-properties style:use-window-font-color="true" loext:opacity="0%" style:font-name="Arial1" fo:font-style="normal" fo:font-weight="bold" officeooo:rsid="002d708b" style:font-style-asian="normal" style:font-weight-asian="bold" style:font-style-complex="normal" style:font-weight-complex="bold"/>
    </style:style>
    <style:style style:name="T35" style:family="text">
      <style:text-properties style:use-window-font-color="true" loext:opacity="0%" style:font-name="Arial1" fo:font-style="normal" fo:font-weight="bold" officeooo:rsid="00401e8e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36" style:family="text">
      <style:text-properties style:use-window-font-color="true" loext:opacity="0%" style:font-name="Arial1" fo:font-style="normal" fo:font-weight="normal" officeooo:rsid="023e893e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Arial1" fo:font-style="normal" fo:font-weight="normal" officeooo:rsid="00401e8e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loext:opacity="0%" style:font-name="Arial1" fo:font-style="normal" fo:font-weight="normal" officeooo:rsid="0043639a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Arial1" fo:font-size="10pt" fo:language="ca" fo:country="ES" fo:font-style="normal" fo:font-weight="normal" officeooo:rsid="004232d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style:font-name="Arial1" fo:font-size="10pt" fo:language="ca" fo:country="ES" fo:font-style="normal" fo:font-weight="normal" officeooo:rsid="004276b8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style:font-name="Arial1" fo:font-size="16pt" fo:language="ca" fo:country="ES" fo:font-weight="bold" officeooo:rsid="00457520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42" style:family="text">
      <style:text-properties style:use-window-font-color="true" loext:opacity="0%" fo:font-size="18pt" style:font-name-asian="Times New Roman" style:font-size-asian="18pt" style:font-name-complex="Times New Roman" style:font-size-complex="18pt" style:language-complex="ar" style:country-complex="SA"/>
    </style:style>
    <style:style style:name="T43" style:family="text">
      <style:text-properties style:use-window-font-color="true" loext:opacity="0%" fo:font-size="18pt" officeooo:rsid="001f5918" style:font-name-asian="Times New Roman" style:font-size-asian="18pt" style:font-name-complex="Times New Roman" style:font-size-complex="18pt" style:language-complex="ar" style:country-complex="SA"/>
    </style:style>
    <style:style style:name="T44" style:family="text">
      <style:text-properties style:use-window-font-color="true" loext:opacity="0%" fo:font-size="18pt" officeooo:rsid="00560583" style:font-name-asian="Times New Roman" style:font-size-asian="18pt" style:font-name-complex="Times New Roman" style:font-size-complex="18pt" style:language-complex="ar" style:country-complex="SA"/>
    </style:style>
    <style:style style:name="T45" style:family="text">
      <style:text-properties style:use-window-font-color="true" loext:opacity="0%" fo:font-size="18pt" officeooo:rsid="001e4fb8" style:font-name-asian="Times New Roman" style:font-size-asian="18pt" style:font-name-complex="Times New Roman" style:font-size-complex="18pt" style:language-complex="ar" style:country-complex="SA"/>
    </style:style>
    <style:style style:name="T46" style:family="text">
      <style:text-properties style:use-window-font-color="true" loext:opacity="0%" fo:font-size="18pt" fo:background-color="transparent" loext:char-shading-value="0" style:font-name-asian="Times New Roman" style:font-size-asian="18pt" style:font-name-complex="Times New Roman" style:font-size-complex="18pt" style:language-complex="ar" style:country-complex="SA"/>
    </style:style>
    <style:style style:name="T47" style:family="text">
      <style:text-properties style:use-window-font-color="true" loext:opacity="0%" fo:font-size="18pt" officeooo:rsid="00560583" fo:background-color="transparent" loext:char-shading-value="0" style:font-name-asian="Times New Roman" style:font-size-asian="18pt" style:font-name-complex="Times New Roman" style:font-size-complex="18pt" style:language-complex="ar" style:country-complex="SA"/>
    </style:style>
    <style:style style:name="T48" style:family="text">
      <style:text-properties style:use-window-font-color="true" loext:opacity="0%" fo:font-size="16pt" officeooo:rsid="00560583" style:font-name-asian="Times New Roman" style:font-size-asian="16pt" style:font-name-complex="Times New Roman" style:font-size-complex="16pt" style:language-complex="ar" style:country-complex="SA"/>
    </style:style>
    <style:style style:name="T49" style:family="text">
      <style:text-properties style:use-window-font-color="true" loext:opacity="0%" fo:font-size="16pt" officeooo:rsid="00457520" style:font-name-asian="Times New Roman" style:font-size-asian="16pt" style:font-name-complex="Times New Roman" style:font-size-complex="16pt" style:language-complex="ar" style:country-complex="SA"/>
    </style:style>
    <style:style style:name="T50" style:family="text">
      <style:text-properties style:font-name="Arial Black" fo:font-size="24pt" fo:background-color="transparent" loext:char-shading-value="0" style:font-size-asian="24pt" style:font-size-complex="24pt" style:font-weight-complex="bold"/>
    </style:style>
    <style:style style:name="T51" style:family="text">
      <style:text-properties style:font-name="Arial Black" fo:font-size="24pt" officeooo:rsid="00260ef4" fo:background-color="transparent" loext:char-shading-value="0" style:font-size-asian="24pt" style:font-size-complex="24pt" style:font-weight-complex="bold"/>
    </style:style>
    <style:style style:name="T52" style:family="text">
      <style:text-properties style:font-name="Arial Black" fo:font-size="24pt" officeooo:rsid="001d4e11" fo:background-color="transparent" loext:char-shading-value="0" style:font-size-asian="24pt" style:font-size-complex="24pt" style:font-weight-complex="bold"/>
    </style:style>
    <style:style style:name="T53" style:family="text">
      <style:text-properties fo:color="#ff0000" loext:opacity="100%" style:font-name="Arial Black" fo:font-size="16pt" fo:font-style="italic" fo:font-weight="bold" officeooo:rsid="00503317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54" style:family="text">
      <style:text-properties fo:color="#ff0000" loext:opacity="100%" style:font-name="Arial Black" fo:font-size="16pt" fo:font-style="italic" fo:font-weight="bold" officeooo:rsid="00260ef4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55" style:family="text">
      <style:text-properties fo:color="#ff0000" loext:opacity="100%"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56" style:family="text">
      <style:text-properties fo:font-size="10pt" fo:language="ca" fo:country="ES" style:font-size-asian="10pt" style:font-name-complex="Arial1"/>
    </style:style>
    <style:style style:name="T57" style:family="text">
      <style:text-properties fo:font-size="10pt" fo:language="ca" fo:country="ES" officeooo:rsid="0027bf18" style:font-size-asian="10pt" style:font-name-complex="Arial1"/>
    </style:style>
    <style:style style:name="T58" style:family="text">
      <style:text-properties fo:font-size="10pt" fo:language="ca" fo:country="ES" officeooo:rsid="002bb4b1" style:font-size-asian="10pt" style:font-name-complex="Arial1"/>
    </style:style>
    <style:style style:name="T59" style:family="text">
      <style:text-properties fo:font-size="10pt" fo:language="ca" fo:country="ES" style:font-size-asian="10pt" style:font-name-complex="Arial1" style:font-size-complex="10pt"/>
    </style:style>
    <style:style style:name="T60" style:family="text">
      <style:text-properties fo:font-size="10pt" fo:language="ca" fo:country="ES" officeooo:rsid="001efb35" style:font-size-asian="10pt" style:font-name-complex="Arial1"/>
    </style:style>
    <style:style style:name="T61" style:family="text">
      <style:text-properties fo:font-size="10pt" fo:language="ca" fo:country="ES" officeooo:rsid="00212b6d" style:font-size-asian="10pt" style:font-name-complex="Arial1"/>
    </style:style>
    <style:style style:name="T62" style:family="text">
      <style:text-properties fo:font-size="10pt" fo:language="ca" fo:country="ES" fo:font-weight="normal" style:font-size-asian="10pt" style:font-weight-asian="normal" style:font-name-complex="Arial1" style:font-weight-complex="normal"/>
    </style:style>
    <style:style style:name="T63" style:family="text">
      <style:text-properties fo:font-size="10pt" fo:language="ca" fo:country="ES" fo:font-weight="normal" officeooo:rsid="00560583" style:font-size-asian="10pt" style:font-weight-asian="normal" style:font-name-complex="Arial1" style:font-weight-complex="normal"/>
    </style:style>
    <style:style style:name="T64" style:family="text">
      <style:text-properties fo:font-size="10pt" fo:language="ca" fo:country="ES" fo:font-weight="normal" officeooo:rsid="001f5918" style:font-size-asian="10pt" style:font-weight-asian="normal" style:font-name-complex="Arial1" style:font-weight-complex="normal"/>
    </style:style>
    <style:style style:name="T65" style:family="text">
      <style:text-properties fo:font-size="10pt" fo:language="ca" fo:country="ES" fo:font-weight="normal" officeooo:rsid="002bb4b1" style:font-size-asian="10pt" style:font-weight-asian="normal" style:font-name-complex="Arial1" style:font-weight-complex="normal"/>
    </style:style>
    <style:style style:name="T66" style:family="text">
      <style:text-properties fo:font-size="10pt" fo:language="ca" fo:country="ES" fo:font-weight="normal" officeooo:rsid="001efb35" style:font-size-asian="10pt" style:font-weight-asian="normal" style:font-name-complex="Arial1" style:font-weight-complex="normal"/>
    </style:style>
    <style:style style:name="T67" style:family="text">
      <style:text-properties fo:font-size="10pt" fo:language="ca" fo:country="ES" fo:font-weight="normal" officeooo:rsid="00212b6d" style:font-size-asian="10pt" style:font-weight-asian="normal" style:font-name-complex="Arial1" style:font-weight-complex="normal"/>
    </style:style>
    <style:style style:name="T68" style:family="text">
      <style:text-properties fo:font-size="10pt" fo:language="ca" fo:country="ES" fo:font-weight="normal" officeooo:rsid="00398b60" style:font-size-asian="10pt" style:font-weight-asian="normal" style:font-name-complex="Arial1" style:font-weight-complex="normal"/>
    </style:style>
    <style:style style:name="T69" style:family="text">
      <style:text-properties fo:font-size="10pt" fo:language="ca" fo:country="ES" fo:font-weight="normal" officeooo:rsid="003a81d2" style:font-size-asian="10pt" style:font-weight-asian="normal" style:font-name-complex="Arial1" style:font-weight-complex="normal"/>
    </style:style>
    <style:style style:name="T70" style:family="text">
      <style:text-properties fo:font-size="10pt" fo:language="ca" fo:country="ES" fo:font-weight="bold" style:font-size-asian="10pt" style:font-weight-asian="bold" style:font-name-complex="Arial1" style:font-weight-complex="bold"/>
    </style:style>
    <style:style style:name="T71" style:family="text">
      <style:text-properties fo:font-size="10pt" fo:language="ca" fo:country="ES" fo:font-weight="bold" officeooo:rsid="00560583" style:font-size-asian="10pt" style:font-weight-asian="bold" style:font-name-complex="Arial1" style:font-weight-complex="bold"/>
    </style:style>
    <style:style style:name="T72" style:family="text">
      <style:text-properties fo:font-size="10pt" fo:language="ca" fo:country="ES" fo:font-weight="bold" officeooo:rsid="00570d41" style:font-size-asian="10pt" style:font-weight-asian="bold" style:font-name-complex="Arial1" style:font-weight-complex="bold"/>
    </style:style>
    <style:style style:name="T73" style:family="text">
      <style:text-properties fo:font-size="10pt" fo:language="ca" fo:country="ES" fo:font-weight="bold" officeooo:rsid="001f5918" style:font-size-asian="10pt" style:font-weight-asian="bold" style:font-name-complex="Arial1" style:font-weight-complex="bold"/>
    </style:style>
    <style:style style:name="T74" style:family="text">
      <style:text-properties fo:font-size="10pt" fo:language="ca" fo:country="ES" fo:font-weight="bold" officeooo:rsid="004f7638" style:font-size-asian="10pt" style:font-weight-asian="bold" style:font-name-complex="Arial1" style:font-weight-complex="bold"/>
    </style:style>
    <style:style style:name="T75" style:family="text">
      <style:text-properties fo:font-size="10pt" fo:language="ca" fo:country="ES" fo:font-weight="bold" officeooo:rsid="001e4fb8" style:font-size-asian="10pt" style:font-weight-asian="bold" style:font-name-complex="Arial1" style:font-weight-complex="bold"/>
    </style:style>
    <style:style style:name="T76" style:family="text">
      <style:text-properties fo:font-size="10pt" fo:language="ca" fo:country="ES" fo:font-weight="bold" officeooo:rsid="001efb35" style:font-size-asian="10pt" style:font-weight-asian="bold" style:font-name-complex="Arial1" style:font-weight-complex="bold"/>
    </style:style>
    <style:style style:name="T77" style:family="text">
      <style:text-properties fo:font-size="10pt" fo:language="ca" fo:country="ES" fo:font-weight="bold" officeooo:rsid="002bb4b1" style:font-size-asian="10pt" style:font-weight-asian="bold" style:font-name-complex="Arial1" style:font-weight-complex="bold"/>
    </style:style>
    <style:style style:name="T78" style:family="text">
      <style:text-properties fo:font-size="10pt" fo:language="ca" fo:country="ES" fo:font-weight="bold" officeooo:rsid="00212b6d" style:font-size-asian="10pt" style:font-weight-asian="bold" style:font-name-complex="Arial1" style:font-weight-complex="bold"/>
    </style:style>
    <style:style style:name="T79" style:family="text">
      <style:text-properties fo:font-size="10pt" fo:language="ca" fo:country="ES" fo:font-weight="bold" officeooo:rsid="0030f20b" style:font-size-asian="10pt" style:font-weight-asian="bold" style:font-name-complex="Arial1" style:font-weight-complex="bold"/>
    </style:style>
    <style:style style:name="T80" style:family="text">
      <style:text-properties fo:font-size="10pt" fo:language="ca" fo:country="ES" fo:font-weight="bold" officeooo:rsid="00341c5f" style:font-size-asian="10pt" style:font-weight-asian="bold" style:font-name-complex="Arial1" style:font-weight-complex="bold"/>
    </style:style>
    <style:style style:name="T81" style:family="text">
      <style:text-properties fo:font-size="10pt" fo:language="ca" fo:country="ES" fo:font-weight="bold" officeooo:rsid="0043cb4d" style:font-size-asian="10pt" style:font-weight-asian="bold" style:font-name-complex="Arial1" style:font-weight-complex="bold"/>
    </style:style>
    <style:style style:name="T82" style:family="text">
      <style:text-properties fo:font-size="10pt" fo:language="ca" fo:country="ES" fo:font-weight="bold" officeooo:rsid="00457520" style:font-size-asian="10pt" style:font-weight-asian="bold" style:font-name-complex="Arial1" style:font-weight-complex="bold"/>
    </style:style>
    <style:style style:name="T83" style:family="text">
      <style:text-properties fo:font-size="10pt" fo:language="ca" fo:country="ES" fo:font-weight="bold" officeooo:rsid="00460113" style:font-size-asian="10pt" style:font-weight-asian="bold" style:font-name-complex="Arial1" style:font-weight-complex="bold"/>
    </style:style>
    <style:style style:name="T84" style:family="text">
      <style:text-properties fo:font-size="10pt" fo:language="ca" fo:country="ES" fo:font-weight="bold" style:font-size-asian="10pt" style:font-weight-asian="bold" style:font-name-complex="Arial1" style:font-size-complex="10pt" style:font-weight-complex="bold"/>
    </style:style>
    <style:style style:name="T85" style:family="text">
      <style:text-properties fo:font-size="10pt" fo:language="ca" fo:country="ES" fo:font-style="normal" style:text-underline-style="none" fo:font-weight="normal" style:font-size-asian="10pt" style:font-style-asian="normal" style:font-weight-asian="normal" style:font-name-complex="Arial1" style:font-style-complex="normal" style:font-weight-complex="normal"/>
    </style:style>
    <style:style style:name="T86" style:family="text">
      <style:text-properties fo:font-size="10pt" fo:language="ca" fo:country="ES" fo:font-style="normal" style:text-underline-style="none" fo:font-weight="normal" officeooo:rsid="00560583" style:font-size-asian="10pt" style:font-style-asian="normal" style:font-weight-asian="normal" style:font-name-complex="Arial1" style:font-style-complex="normal" style:font-weight-complex="normal"/>
    </style:style>
    <style:style style:name="T87" style:family="text">
      <style:text-properties fo:font-size="10pt" fo:language="ca" fo:country="ES" fo:font-style="normal" style:text-underline-style="none" fo:font-weight="normal" officeooo:rsid="001e4fb8" style:font-size-asian="10pt" style:font-style-asian="normal" style:font-weight-asian="normal" style:font-name-complex="Arial1" style:font-style-complex="normal" style:font-weight-complex="normal"/>
    </style:style>
    <style:style style:name="T88" style:family="text">
      <style:text-properties fo:font-size="10pt" fo:language="ca" fo:country="ES" fo:font-style="normal" style:text-underline-style="none" fo:font-weight="normal" officeooo:rsid="001efb35" style:font-size-asian="10pt" style:font-style-asian="normal" style:font-weight-asian="normal" style:font-name-complex="Arial1" style:font-style-complex="normal" style:font-weight-complex="normal"/>
    </style:style>
    <style:style style:name="T89" style:family="text">
      <style:text-properties fo:font-size="10pt" fo:language="ca" fo:country="ES" fo:font-style="normal" style:text-underline-style="none" fo:font-weight="normal" officeooo:rsid="0028fda8" style:font-size-asian="10pt" style:font-style-asian="normal" style:font-weight-asian="normal" style:font-name-complex="Arial1" style:font-style-complex="normal" style:font-weight-complex="normal"/>
    </style:style>
    <style:style style:name="T90" style:family="text">
      <style:text-properties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91" style:family="text">
      <style:text-properties fo:font-size="10pt" fo:language="ca" fo:country="ES" fo:font-style="italic" fo:font-weight="bold" officeooo:rsid="00398b60" style:font-size-asian="10pt" style:font-style-asian="italic" style:font-weight-asian="bold" style:font-name-complex="Arial1" style:font-style-complex="italic" style:font-weight-complex="bold"/>
    </style:style>
    <style:style style:name="T92" style:family="text">
      <style:text-properties fo:font-size="10pt" fo:language="ca" fo:country="ES" fo:font-style="italic" fo:font-weight="bold" officeooo:rsid="00341c5f" style:font-size-asian="10pt" style:font-style-asian="italic" style:font-weight-asian="bold" style:font-name-complex="Arial1" style:font-style-complex="italic" style:font-weight-complex="bold"/>
    </style:style>
    <style:style style:name="T93" style:family="text">
      <style:text-properties fo:font-size="10pt" fo:language="ca" fo:country="ES" fo:font-style="italic" fo:font-weight="bold" officeooo:rsid="003a81d2" style:font-size-asian="10pt" style:font-style-asian="italic" style:font-weight-asian="bold" style:font-name-complex="Arial1" style:font-style-complex="italic" style:font-weight-complex="bold"/>
    </style:style>
    <style:style style:name="T94" style:family="text">
      <style:text-properties fo:font-size="10pt" fo:language="ca" fo:country="ES" fo:font-style="italic" fo:font-weight="bold" officeooo:rsid="001efb35" style:font-size-asian="10pt" style:font-style-asian="italic" style:font-weight-asian="bold" style:font-name-complex="Arial1" style:font-style-complex="italic" style:font-weight-complex="bold"/>
    </style:style>
    <style:style style:name="T95" style:family="text">
      <style:text-properties fo:font-size="10pt" fo:language="ca" fo:country="ES" fo:font-style="italic" fo:font-weight="bold" officeooo:rsid="001f5918" style:font-size-asian="10pt" style:font-style-asian="italic" style:font-weight-asian="bold" style:font-name-complex="Arial1" style:font-style-complex="italic" style:font-weight-complex="bold"/>
    </style:style>
    <style:style style:name="T96" style:family="text">
      <style:text-properties fo:font-size="10pt" fo:language="ca" fo:country="ES" fo:font-style="italic" fo:font-weight="bold" officeooo:rsid="00457520" style:font-size-asian="10pt" style:font-style-asian="italic" style:font-weight-asian="bold" style:font-name-complex="Arial1" style:font-style-complex="italic" style:font-weight-complex="bold"/>
    </style:style>
    <style:style style:name="T97" style:family="text">
      <style:text-properties fo:font-size="10pt" fo:language="ca" fo:country="ES" fo:font-style="italic" style:text-underline-style="none" fo:font-weight="bold" officeooo:rsid="001e4fb8" style:font-size-asian="10pt" style:font-style-asian="italic" style:font-weight-asian="bold" style:font-name-complex="Arial1" style:font-style-complex="italic" style:font-weight-complex="bold"/>
    </style:style>
    <style:style style:name="T98" style:family="text">
      <style:text-properties fo:font-size="10pt" fo:language="ca" fo:country="ES" fo:font-style="italic" fo:font-weight="normal" officeooo:rsid="003a81d2" style:font-size-asian="10pt" style:font-style-asian="italic" style:font-weight-asian="normal" style:font-name-complex="Arial1" style:font-style-complex="italic" style:font-weight-complex="normal"/>
    </style:style>
    <style:style style:name="T99" style:family="text">
      <style:text-properties fo:color="#000000" loext:opacity="100%" style:font-name="Arial1" fo:font-weight="normal" style:font-weight-asian="normal" style:font-weight-complex="normal"/>
    </style:style>
    <style:style style:name="T100" style:family="text">
      <style:text-properties fo:color="#000000" loext:opacity="100%" style:font-name="Arial1" fo:font-weight="normal" officeooo:rsid="00250470" style:font-weight-asian="normal" style:font-weight-complex="normal"/>
    </style:style>
    <style:style style:name="T101" style:family="text">
      <style:text-properties fo:color="#000000" loext:opacity="100%" style:font-name="Arial1" fo:font-weight="normal" officeooo:rsid="00570d41" style:font-weight-asian="normal" style:font-weight-complex="normal"/>
    </style:style>
    <style:style style:name="T102" style:family="text">
      <style:text-properties fo:color="#000000" loext:opacity="100%" style:font-name="Arial1" fo:font-weight="normal" officeooo:rsid="00282fca" style:font-weight-asian="normal" style:font-weight-complex="normal"/>
    </style:style>
    <style:style style:name="T103" style:family="text">
      <style:text-properties fo:color="#000000" loext:opacity="100%" style:font-name="Arial1" fo:font-weight="normal" officeooo:rsid="002b3205" style:font-weight-asian="normal" style:font-weight-complex="normal"/>
    </style:style>
    <style:style style:name="T104" style:family="text">
      <style:text-properties fo:color="#000000" loext:opacity="100%" style:font-name="Arial1" fo:font-weight="normal" officeooo:rsid="0030f20b" style:font-weight-asian="normal" style:font-weight-complex="normal"/>
    </style:style>
    <style:style style:name="T105" style:family="text">
      <style:text-properties fo:color="#000000" loext:opacity="100%" style:font-name="Arial1" fo:font-weight="normal" officeooo:rsid="003288c6" style:font-weight-asian="normal" style:font-weight-complex="normal"/>
    </style:style>
    <style:style style:name="T106" style:family="text">
      <style:text-properties fo:color="#000000" loext:opacity="100%" style:font-name="Arial1" fo:font-weight="normal" officeooo:rsid="00401e8e" style:font-weight-asian="normal" style:font-weight-complex="normal"/>
    </style:style>
    <style:style style:name="T107" style:family="text">
      <style:text-properties fo:color="#000000" loext:opacity="100%" style:font-name="Arial1" fo:font-weight="normal" officeooo:rsid="002bb4b1" fo:background-color="transparent" loext:char-shading-value="0" style:font-weight-asian="normal" style:font-weight-complex="normal"/>
    </style:style>
    <style:style style:name="T108" style:family="text">
      <style:text-properties fo:color="#000000" loext:opacity="100%" style:font-name="Arial1" fo:font-weight="normal" officeooo:rsid="003c74a3" fo:background-color="transparent" loext:char-shading-value="0" style:font-weight-asian="normal" style:font-weight-complex="normal"/>
    </style:style>
    <style:style style:name="T109" style:family="text">
      <style:text-properties fo:color="#000000" loext:opacity="100%" style:font-name="Arial1" fo:font-style="normal" fo:font-weight="normal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110" style:family="text">
      <style:text-properties fo:color="#000000" loext:opacity="100%" style:font-name="Arial1" fo:font-style="normal" fo:font-weight="normal" officeooo:rsid="003de1d4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111" style:family="text">
      <style:text-properties fo:color="#000000" loext:opacity="100%" style:font-name="Arial1" fo:font-weight="bold" style:font-weight-asian="bold" style:font-weight-complex="bold"/>
    </style:style>
    <style:style style:name="T112" style:family="text">
      <style:text-properties fo:color="#000000" loext:opacity="100%" style:font-name="Arial1" fo:font-weight="bold" officeooo:rsid="00250470" style:font-weight-asian="bold" style:font-weight-complex="bold"/>
    </style:style>
    <style:style style:name="T113" style:family="text">
      <style:text-properties fo:color="#000000" loext:opacity="100%" style:font-name="Arial1" fo:font-weight="bold" officeooo:rsid="0030f20b" style:font-weight-asian="bold" style:font-weight-complex="bold"/>
    </style:style>
    <style:style style:name="T114" style:family="text">
      <style:text-properties fo:color="#000000" loext:opacity="100%" style:font-name="Arial1" fo:font-weight="bold" officeooo:rsid="003f334a" style:font-weight-asian="bold" style:font-weight-complex="bold"/>
    </style:style>
    <style:style style:name="T115" style:family="text">
      <style:text-properties fo:color="#000000" loext:opacity="100%" style:font-name="Arial1" fo:font-size="10pt" fo:language="ca" fo:country="ES" style:text-underline-style="none" fo:font-weight="normal" style:font-size-asian="10pt" style:font-weight-asian="normal" style:font-name-complex="Arial1" style:font-weight-complex="normal"/>
    </style:style>
    <style:style style:name="T116" style:family="text">
      <style:text-properties fo:color="#000000" loext:opacity="100%" style:font-name="Arial1" fo:font-size="10pt" fo:language="ca" fo:country="ES" style:text-underline-style="none" fo:font-weight="normal" officeooo:rsid="003a81d2" style:font-size-asian="10pt" style:font-weight-asian="normal" style:font-name-complex="Arial1" style:font-weight-complex="normal"/>
    </style:style>
    <style:style style:name="T117" style:family="text">
      <style:text-properties fo:color="#000000" loext:opacity="100%" style:font-name="Arial1" fo:font-size="10pt" fo:language="ca" fo:country="ES" style:text-underline-style="none" fo:font-weight="bold" officeooo:rsid="003a81d2" style:font-size-asian="10pt" style:font-weight-asian="bold" style:font-name-complex="Arial1" style:font-weight-complex="bold"/>
    </style:style>
    <style:style style:name="T118" style:family="text">
      <style:text-properties fo:color="#000000" loext:opacity="100%" style:font-name="Arial1" fo:font-size="10pt" fo:language="ca" fo:country="ES" fo:font-style="normal" fo:font-weight="normal" officeooo:rsid="00ad2938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19" style:family="text">
      <style:text-properties fo:color="#000000" loext:opacity="100%" style:font-name="Arial1" fo:font-size="10pt" fo:language="ca" fo:country="ES" fo:font-style="normal" fo:font-weight="normal" officeooo:rsid="0030f20b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20" style:family="text">
      <style:text-properties fo:color="#000000" loext:opacity="100%" style:font-name="Arial1" fo:font-size="10pt" fo:language="ca" fo:country="ES" fo:font-style="normal" fo:font-weight="normal" officeooo:rsid="0025047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21" style:family="text">
      <style:text-properties fo:color="#000000" loext:opacity="100%" style:font-name="Arial1" fo:font-size="10pt" fo:language="ca" fo:country="ES" fo:font-style="normal" fo:font-weight="normal" officeooo:rsid="0043639a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22" style:family="text">
      <style:text-properties fo:color="#000000" loext:opacity="100%" style:font-name="Arial1" fo:font-size="10pt" fo:language="ca" fo:country="ES" fo:font-style="normal" fo:font-weight="normal" officeooo:rsid="002b3205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23" style:family="text">
      <style:text-properties fo:color="#000000" loext:opacity="100%" style:font-name="Arial1" fo:font-size="10pt" fo:language="ca" fo:country="ES" fo:font-style="normal" fo:font-weight="normal" officeooo:rsid="003de1d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24" style:family="text">
      <style:text-properties fo:color="#000000" loext:opacity="100%" style:font-name="Arial1" fo:font-style="italic" fo:font-weight="normal" officeooo:rsid="002bb4b1" fo:background-color="transparent" loext:char-shading-value="0" style:font-style-asian="italic" style:font-weight-asian="normal" style:font-style-complex="italic" style:font-weight-complex="normal"/>
    </style:style>
    <style:style style:name="T125" style:family="text">
      <style:text-properties officeooo:rsid="0027bf18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24400f" style:font-style-asian="italic" style:font-weight-asian="bold" style:font-style-complex="italic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officeooo:rsid="009444a1" style:font-weight-asian="bold" style:font-weight-complex="bold"/>
    </style:style>
    <style:style style:name="T132" style:family="text">
      <style:text-properties officeooo:rsid="008c2ff2"/>
    </style:style>
    <style:style style:name="T133" style:family="text">
      <style:text-properties officeooo:rsid="0033991e"/>
    </style:style>
    <style:style style:name="T134" style:family="text">
      <style:text-properties officeooo:rsid="009444a1"/>
    </style:style>
    <style:style style:name="T135" style:family="text">
      <style:text-properties officeooo:rsid="001e4fb8"/>
    </style:style>
    <style:style style:name="T136" style:family="text">
      <style:text-properties fo:color="#0000cc" loext:opacity="100%" fo:font-size="10pt" fo:language="ca" fo:country="ES" style:text-underline-style="none" fo:font-weight="bold" style:font-size-asian="10pt" style:font-weight-asian="bold" style:font-name-complex="Arial1" style:font-weight-complex="bold"/>
    </style:style>
    <style:style style:name="T137" style:family="text">
      <style:text-properties fo:color="#0000cc" loext:opacity="100%" fo:font-size="10pt" fo:language="ca" fo:country="ES" style:text-underline-style="none" fo:font-weight="bold" officeooo:rsid="001efb35" style:font-size-asian="10pt" style:font-weight-asian="bold" style:font-name-complex="Arial1" style:font-weight-complex="bold"/>
    </style:style>
    <style:style style:name="T138" style:family="text">
      <style:text-properties fo:color="#0000cc" loext:opacity="100%" fo:font-size="10pt" fo:language="ca" fo:country="ES" style:text-underline-style="none" fo:font-weight="bold" officeooo:rsid="003a81d2" style:font-size-asian="10pt" style:font-weight-asian="bold" style:font-name-complex="Arial1" style:font-weight-complex="bold"/>
    </style:style>
    <style:style style:name="T139" style:family="text">
      <style:text-properties fo:color="#0000cc" loext:opacity="100%" fo:font-size="10pt" fo:language="ca" fo:country="ES" style:text-underline-style="none" fo:font-weight="normal" officeooo:rsid="001efb35" style:font-size-asian="10pt" style:font-weight-asian="normal" style:font-name-complex="Arial1" style:font-weight-complex="normal"/>
    </style:style>
    <style:style style:name="T140" style:family="text">
      <style:text-properties fo:color="#ff3333" loext:opacity="100%" fo:font-size="10pt" fo:language="ca" fo:country="ES" fo:font-weight="normal" officeooo:rsid="002bb4b1" style:font-size-asian="10pt" style:font-weight-asian="normal" style:font-name-complex="Arial1" style:font-weight-complex="normal"/>
    </style:style>
    <style:style style:name="T141" style:family="text">
      <style:text-properties fo:color="#ff3333" loext:opacity="100%" fo:font-size="10pt" fo:language="ca" fo:country="ES" fo:font-weight="normal" officeooo:rsid="001efb35" style:font-size-asian="10pt" style:font-weight-asian="normal" style:font-name-complex="Arial1" style:font-weight-complex="normal"/>
    </style:style>
    <style:style style:name="T142" style:family="text">
      <style:text-properties fo:color="#ff3333" loext:opacity="100%" fo:font-size="10pt" fo:language="ca" fo:country="ES" fo:font-weight="normal" officeooo:rsid="00212b6d" style:font-size-asian="10pt" style:font-weight-asian="normal" style:font-name-complex="Arial1" style:font-weight-complex="normal"/>
    </style:style>
    <style:style style:name="T143" style:family="text">
      <style:text-properties fo:color="#ff3333" loext:opacity="100%" fo:font-size="10pt" fo:language="ca" fo:country="ES" fo:font-weight="bold" officeooo:rsid="001efb35" style:font-size-asian="10pt" style:font-weight-asian="bold" style:font-name-complex="Arial1" style:font-weight-complex="bold"/>
    </style:style>
    <style:style style:name="T1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fo:font-style="normal" officeooo:rsid="00227aab" style:font-style-asian="normal" style:font-style-complex="normal"/>
    </style:style>
    <style:style style:name="T147" style:family="text">
      <style:text-properties fo:font-style="normal" officeooo:rsid="00250470" style:font-style-asian="normal" style:font-style-complex="normal"/>
    </style:style>
    <style:style style:name="T148" style:family="text">
      <style:text-properties fo:font-style="normal" officeooo:rsid="002a6112" style:font-style-asian="normal" style:font-style-complex="normal"/>
    </style:style>
    <style:style style:name="T1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0" style:family="text">
      <style:text-properties officeooo:rsid="00227aab"/>
    </style:style>
    <style:style style:name="T151" style:family="text">
      <style:text-properties officeooo:rsid="0024400f"/>
    </style:style>
    <style:style style:name="T152" style:family="text">
      <style:text-properties officeooo:rsid="00250470"/>
    </style:style>
    <style:style style:name="T153" style:family="text">
      <style:text-properties officeooo:rsid="00269d00"/>
    </style:style>
    <style:style style:name="T154" style:family="text">
      <style:text-properties officeooo:rsid="0028fda8"/>
    </style:style>
    <style:style style:name="T155" style:family="text">
      <style:text-properties officeooo:rsid="002a6112"/>
    </style:style>
    <style:style style:name="T156" style:family="text">
      <style:text-properties officeooo:rsid="002b3205"/>
    </style:style>
    <style:style style:name="T157" style:family="text">
      <style:text-properties officeooo:rsid="0030f20b"/>
    </style:style>
    <style:style style:name="T158" style:family="text">
      <style:text-properties officeooo:rsid="0037a705"/>
    </style:style>
    <style:style style:name="T159" style:family="text">
      <style:text-properties officeooo:rsid="003a81d2"/>
    </style:style>
    <style:style style:name="T160" style:family="text">
      <style:text-properties officeooo:rsid="003c74a3"/>
    </style:style>
    <style:style style:name="T161" style:family="text">
      <style:text-properties officeooo:rsid="003f334a"/>
    </style:style>
    <style:style style:name="T162" style:family="text">
      <style:text-properties officeooo:rsid="00401e8e"/>
    </style:style>
    <style:style style:name="T163" style:family="text">
      <style:text-properties fo:color="#000080" loext:opacity="100%" style:font-name="Arial1" fo:language="zxx" fo:country="none" fo:font-style="normal" style:text-underline-style="solid" style:text-underline-width="auto" style:text-underline-color="font-color" fo:font-weight="normal" officeooo:rsid="023e893e" style:font-name-asian="Times New Roman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64" style:family="text">
      <style:text-properties officeooo:rsid="004232d4"/>
    </style:style>
    <style:style style:name="T165" style:family="text">
      <style:text-properties fo:font-size="11pt" fo:font-weight="bold" style:font-size-asian="11pt" style:font-weight-asian="bold" style:font-name-complex="Arial1" style:font-size-complex="11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style:font-name="Star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7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1" text:outline-level="1"><text:span text:style-name="T48">CFGS Desenvolupament d'Aplicacions </text:span><text:span text:style-name="T41">Multiplataforma</text:span><text:span text:style-name="T48"> </text:span><text:span text:style-name="T49">(</text:span><text:span text:style-name="T48">D</text:span><text:span text:style-name="T49">AM)</text:span></text:h>
      <text:p text:style-name="P102"/>
      <text:h text:style-name="P112" text:outline-level="1"><text:span text:style-name="T46">Mòdul </text:span><text:span text:style-name="T47">4</text:span><text:span text:style-name="T42"> – </text:span><text:span text:style-name="T44">Llenguatges de marques i sistemes d'informació</text:span></text:h>
      <text:h text:style-name="P112" text:outline-level="1"><text:span text:style-name="T42">UF</text:span><text:span text:style-name="T43">1</text:span><text:span text:style-name="T42"> – </text:span><text:span text:style-name="T45">Creació d'una web HTML+CSS</text:span></text:h>
      <text:p text:style-name="P25"><text:span text:style-name="T50">EAF</text:span><text:span text:style-name="T52">2</text:span><text:span text:style-name="T50"> </text:span><text:span text:style-name="T51"><text:s/></text:span><text:span text:style-name="T53">(e</text:span><text:span text:style-name="T54">xercici obligatori</text:span><text:span text:style-name="T53">)</text:span></text:p>
      <text:p text:style-name="P120"><text:span text:style-name="T165">Enunciat</text:span></text:p>
      <text:p text:style-name="P36"/>
      <text:p text:style-name="P85"><text:span text:style-name="T59">Les </text:span><text:span text:style-name="T84">tasques que realitzareu</text:span><text:span text:style-name="T59"> estaran relacionades amb </text:span><text:span text:style-name="T8">la </text:span><text:span text:style-name="T10">creació d'un lloc web.</text:span></text:p>
      <text:p text:style-name="P11"/>
      <text:p text:style-name="P12">Podeu utilitzar qualsevol eina per editar <text:span text:style-name="T149">d'</text:span><text:span text:style-name="T126">authoring</text:span> per editar la vostra web.</text:p>
      <text:p text:style-name="P12"/>
      <text:p text:style-name="P86"><text:span text:style-name="T7">La web no caldrà publicar-la en un lloc a interne</text:span><text:span text:style-name="T9">t.</text:span></text:p>
      <text:p text:style-name="P97"/>
      <text:list xml:id="list2648148844" text:style-name="L4">
        <text:list-item>
          <text:p text:style-name="P117"><text:span text:style-name="T28">Per realitzar les captures de pantalla, </text:span><text:span text:style-name="T29">finestres, àrees rectangulars i poder realitzar edició </text:span><text:span text:style-name="T28"><text:s/>podeu utilitzar programari com:</text:span></text:p>
          <text:list>
            <text:list-item>
              <text:p text:style-name="P118"><text:span text:style-name="T32">L</text:span><text:span text:style-name="T31">inux:</text:span><text:span text:style-name="T27"> <text:s/>shutter </text:span><text:span text:style-name="T29">( cal instal·lar-lo amb <text:s/></text:span><text:span text:style-name="T33">sudo apt-get install shutter</text:span><text:span text:style-name="T29"> )</text:span></text:p>
            </text:list-item>
            <text:list-item>
              <text:p text:style-name="P117"><text:span text:style-name="T34">Windows: </text:span><text:span text:style-name="T28">Recortes, snagit, </text:span><text:span text:style-name="T30">F</text:span><text:span text:style-name="T28">ast</text:span><text:span text:style-name="T30">S</text:span><text:span text:style-name="T28">tone, etc.</text:span></text:p>
            </text:list-item>
          </text:list>
        </text:list-item>
      </text:list>
      <text:p text:style-name="P37"/>
      <text:list xml:id="list3620827591" text:style-name="L5">
        <text:list-item>
          <text:list>
            <text:list-item>
              <text:list>
                <text:list-header>
                  <text:p text:style-name="P128">L'apartat de realització de la web sumarà 80% de la nota i les preguntes el 20% restant.</text:p>
                </text:list-header>
              </text:list>
            </text:list-item>
          </text:list>
        </text:list-item>
      </text:list>
      <table:table table:name="Tabla1" table:style-name="Tabla1">
        <table:table-column table:style-name="Tabla1.A"/>
        <table:table-row table:style-name="TableLine1796881127856">
          <table:table-cell table:style-name="Tabla1.A1" office:value-type="string">
            <text:p text:style-name="P42"><text:span text:style-name="T13">En el cas que hagueu de realitzar </text:span>captures d'imatges que presenteu com a respostes en el document han de ser originals <text:span text:style-name="T132">de cada alumne, i</text:span><text:span text:style-name="T127"> haurà de figurar en cada una d'elles un element </text:span><text:span text:style-name="T128">propi i </text:span><text:span text:style-name="T127">distintiu</text:span><text:span text:style-name="T132">, com ara un terminal amb el nom de màquina i nom d'usuari, que us identifiqui i permeti verificar-ne la seva autenticitat i originalitat i descartar així qualsevol <text:s/>plagi d'altres imatges provinents d'altres fonts.</text:span></text:p>
            <text:p text:style-name="P43">Les imatges s'hauran de veure correctament en els documents i de forma nítida, és a dir no han d'estar difuminades ni tampoc s'ha de fer necessari utilitzar elements com els zooms per distingir els texts que apareguin dins els terminals, <text:span text:style-name="T133">si és necessari augmenteu la font dels terminals per millorar la visualització.</text:span></text:p>
            <text:p text:style-name="P42"><text:span text:style-name="T134">És </text:span><text:span text:style-name="T131">obligatori també </text:span><text:span text:style-name="T130">ancorar </text:span><text:span text:style-name="T131">totes les imatges </text:span><text:span text:style-name="T130">com a caràcter dins les taules</text:span> per evitar d'aquesta forma que es puguin <text:span text:style-name="T134">desplaçar</text:span> lliurement dins el document o saltin <text:span text:style-name="T134">a altres</text:span> pàgines <text:span text:style-name="T134">no desitjades.</text:span></text:p>
          </table:table-cell>
        </table:table-row>
      </table:table>
      <text:p text:style-name="P75"/>
      <text:p text:style-name="P24"/>
      <text:p text:style-name="P24"/>
      <text:p text:style-name="P77"><text:span text:style-name="T144">Apartat A</text:span><text:span text:style-name="T145">. </text:span><text:span text:style-name="T146">Creació </text:span><text:span text:style-name="T147">del prototip de la pàgina web ( 1</text:span><text:span text:style-name="T148">5</text:span><text:span text:style-name="T147">% puntuació final )</text:span><text:span text:style-name="T146">.</text:span></text:p>
      <text:p text:style-name="P98"/>
      <text:p text:style-name="P99">1. Cr<text:span text:style-name="T151">eareu un petit </text:span><text:span text:style-name="T129">wireframe</text:span><text:span text:style-name="T151"> <text:s/>o prototip de la vostra web </text:span><text:span text:style-name="T162">que realitzareu sota la temàtica d’una institució acadèmica ( podria un institut o bé una escola ). Per exemple podria ser la del propi institut, o bé la d’un departament, com el Departament d’Informàtica.</text:span></text:p>
      <text:p text:style-name="P99"/>
      <text:p text:style-name="P100"><text:span text:style-name="T157">Entreu a </text:span><text:a xlink:type="simple" xlink:href="https://www.creativebloq.com/wireframes/top-wireframing-tools-11121302" text:style-name="Internet_20_link" text:visited-style-name="Visited_20_Internet_20_Link">https://www.creativebloq.com/wireframes/top-wireframing-tools-11121302</text:a> <text:s/>i creeu amb alguna eina el vostre prototip que permetin donar una idea aproximada del que després voldreu desenvolupar.</text:p>
      <text:p text:style-name="P83"><text:soft-page-break/><text:span text:style-name="T39">Hi ha moltes eines disponibles per crear mockups </text:span><text:span text:style-name="T40">( </text:span><text:span text:style-name="T39">son </text:span><text:span text:style-name="Strong_20_Emphasis"><text:span text:style-name="T39">fotomonta</text:span></text:span><text:span text:style-name="Strong_20_Emphasis"><text:span text:style-name="T40">tg</text:span></text:span><text:span text:style-name="Strong_20_Emphasis"><text:span text:style-name="T39">es</text:span></text:span><text:span text:style-name="T39"> que perm</text:span><text:span text:style-name="T40">e</text:span><text:span text:style-name="T39">ten a</text:span><text:span text:style-name="T40"> les persones dissenyadores gràfics</text:span><text:span text:style-name="T39"> </text:span><text:span text:style-name="T40">i de</text:span><text:span text:style-name="T39"> web</text:span><text:span text:style-name="T40">s</text:span><text:span text:style-name="T39"> mostrar al</text:span><text:span text:style-name="T40">s</text:span><text:span text:style-name="T39"> client</text:span><text:span text:style-name="T40">s</text:span><text:span text:style-name="T39"> </text:span><text:span text:style-name="T40">com quedaran els seus dissenys)</text:span>.<text:span text:style-name="T39"> <text:s/></text:span><text:span text:style-name="T40">Exemples populars de programari per treballar amb mockups son:</text:span></text:p>
      <text:list xml:id="list3632312572" text:style-name="L6">
        <text:list-item>
          <text:p text:style-name="P123"><text:a xlink:type="simple" xlink:href="https://www.invisionapp.com/" text:style-name="Internet_20_link" text:visited-style-name="Visited_20_Internet_20_Link">https://www.invisionapp.com/</text:a></text:p>
        </text:list-item>
        <text:list-item>
          <text:p text:style-name="P124"><text:a xlink:type="simple" xlink:href="http://moqups.com/" text:style-name="Internet_20_link" text:visited-style-name="Visited_20_Internet_20_Link">http://moqups.com</text:a></text:p>
        </text:list-item>
        <text:list-item>
          <text:p text:style-name="P124"><text:a xlink:type="simple" xlink:href="https://www.figma.com/" text:style-name="Internet_20_link" text:visited-style-name="Visited_20_Internet_20_Link">https://www.figma.com/</text:a></text:p>
        </text:list-item>
        <text:list-item>
          <text:p text:style-name="P124"><text:a xlink:type="simple" xlink:href="https://www.adobe.com/products/xd.html" text:style-name="Internet_20_link" text:visited-style-name="Visited_20_Internet_20_Link">Adobe XD</text:a></text:p>
        </text:list-item>
        <text:list-item>
          <text:p text:style-name="P124"><text:a xlink:type="simple" xlink:href="https://pencil.evolus.vn/" text:style-name="Internet_20_link" text:visited-style-name="Visited_20_Internet_20_Link">Pencil Project</text:a></text:p>
        </text:list-item>
      </text:list>
      <text:p text:style-name="P64"/>
      <text:p text:style-name="P62"><text:span text:style-name="T152">La web, de la qual haureu d’especificar la temàtica que heu seleccionat, </text:span>haurà de contenir:</text:p>
      <text:list xml:id="list494252067" text:style-name="L7">
        <text:list-item>
          <text:p text:style-name="P126"><text:span text:style-name="T161">El </text:span>títol <text:span text:style-name="T161">de la pàgina</text:span></text:p>
        </text:list-item>
        <text:list-item>
          <text:p text:style-name="P126"><text:span text:style-name="T150">Un mínim de </text:span>4 seccions diferents</text:p>
        </text:list-item>
        <text:list-item>
          <text:p text:style-name="P126"><text:span text:style-name="T161">T</text:span>ext, <text:span text:style-name="T161">degudament formatat.</text:span></text:p>
        </text:list-item>
        <text:list-item>
          <text:p text:style-name="P126"><text:span text:style-name="T161">L</text:span>listes</text:p>
        </text:list-item>
        <text:list-item>
          <text:p text:style-name="P126"><text:span text:style-name="T161">H</text:span>iperenllaços <text:span text:style-name="T161">a altres pàgines web internes i recursos externs ( pàgines web, arxius, etc. )</text:span></text:p>
        </text:list-item>
        <text:list-item>
          <text:p text:style-name="P126"><text:span text:style-name="T158">I</text:span>nclusió d'imatges</text:p>
        </text:list-item>
        <text:list-item>
          <text:p text:style-name="P127">Taules</text:p>
        </text:list-item>
        <text:list-item>
          <text:p text:style-name="P126"><text:span text:style-name="T158">F</text:span>ormulari<text:span text:style-name="T158">s <text:s/>( en el full de contacte per exemple )</text:span></text:p>
          <text:p text:style-name="P126"/>
        </text:list-item>
      </text:list>
      <text:p text:style-name="P40">Escull una de les eines <text:span text:style-name="T126">online</text:span> que et permeti crear un prototipus senzill. <text:s/>Quina eina de les proposades en la pàgina anterior heu escollit per realitzar el prototip de la vostra web? <text:s/></text:p>
      <text:p text:style-name="P40"/>
      <text:p text:style-name="P40"><text:span text:style-name="T153">Afegiu també u</text:span>na captura de com us ha quedat el prototip final <text:span text:style-name="T153">un cop dissenyat.</text:span></text:p>
      <table:table table:name="Taula2" table:style-name="Taula2">
        <table:table-column table:style-name="Taula2.A"/>
        <table:table-row table:style-name="TableLine1796881136016">
          <table:table-cell table:style-name="Taula2.A1" office:value-type="string">
            <text:p text:style-name="P125"><text:span text:style-name="T130">Resposta:</text:span></text:p>
            <text:p text:style-name="P125"><text:span text:style-name="T130"/></text:p>
          </table:table-cell>
        </table:table-row>
      </table:table>
      <text:p text:style-name="P38"/>
      <text:p text:style-name="P39"/>
      <text:p text:style-name="P38"/>
      <text:p text:style-name="P76">Apartat B. <text:s/>Creació de la pàgina web ( 8<text:span text:style-name="T155">5</text:span>% puntuació final ).</text:p>
      <text:p text:style-name="P38"/>
      <text:p text:style-name="P84"><text:span text:style-name="T118">Realitz</text:span><text:span text:style-name="T119">eu</text:span><text:span text:style-name="T120"> la construcció d'un petit lloc web, </text:span><text:span text:style-name="T119">que contingui com a mínim </text:span><text:span text:style-name="T121">6</text:span><text:span text:style-name="T122"> pàgines</text:span><text:span text:style-name="T120"> </text:span><text:span text:style-name="T123">HTML</text:span><text:span text:style-name="T119"> diferents.</text:span></text:p>
      <text:p text:style-name="P70"/>
      <text:p text:style-name="P32"><text:span text:style-name="T110">Cada </text:span><text:span text:style-name="T109">pàgina hauria de tenir <text:s/></text:span><text:span text:style-name="T101">títol, </text:span><text:span text:style-name="T103">i 2 </text:span><text:span text:style-name="T101">seccions diferents </text:span><text:span text:style-name="T99">com a mínim, text, llistes, hiperenllaços, imatges, taules, formularis.</text:span></text:p>
      <text:p text:style-name="P67"/>
      <text:p text:style-name="P32"><text:span text:style-name="T106">Quan traspasseu el vostre prototip a HTML podeu fixar-vos en el posicionament que s’utilitza </text:span><text:span text:style-name="T99"><text:s/></text:span><text:span text:style-name="T106">en el web: </text:span><text:a xlink:type="simple" xlink:href="http://www.free-css.com/free-css-layouts" text:style-name="Internet_20_link" text:visited-style-name="Visited_20_Internet_20_Link">http://www.free-css.com/free-css-layouts</text:a><text:span text:style-name="T36"> <text:s/></text:span><text:span text:style-name="T37">que conté una sèrie de plantilles públiques ( això sí, en format HTML4 ). <text:s/>Estaria bé, que en cas d’utilitzar aquests prototips, <text:s/>feu una conversió a format HTML5 que enlloc d’utilitzar les etiquetes &lt;div&gt; <text:s/>utilitza preferentment les etiquetes: </text:span><text:span text:style-name="T35">&lt;header&gt;</text:span><text:span text:style-name="T37">, </text:span><text:span text:style-name="T35">&lt;footer&gt;</text:span><text:span text:style-name="T37">, </text:span><text:span text:style-name="T35">&lt;nav&gt;</text:span><text:span text:style-name="T37">, </text:span><text:span text:style-name="T35">&lt;hgroup&gt;</text:span><text:span text:style-name="T37">, </text:span><text:span text:style-name="T35">&lt;aside&gt;</text:span><text:span text:style-name="T37">, </text:span><text:span text:style-name="T35">&lt;section&gt;</text:span><text:span text:style-name="T38"> i </text:span><text:span text:style-name="T35">&lt;article&gt;</text:span><text:span text:style-name="T37">.</text:span></text:p>
      <text:p text:style-name="P101"/>
      <text:p text:style-name="P101">En aquesta pàgina trobareu un exemple d’etiquetes contenidores per a HTML5:</text:p>
      <text:p text:style-name="P33"><text:a xlink:type="simple" xlink:href="http://blog.ikhuerta.com/maquetacion-seo-en-html5-div-article-section-o-aside" text:style-name="Internet_20_link" text:visited-style-name="Visited_20_Internet_20_Link"><text:span text:style-name="T163">http://blog.ikhuerta.com/maquetacion-seo-en-html5-div-article-section-o-aside</text:span></text:a></text:p>
      <text:p text:style-name="P101"/>
      <text:p text:style-name="P66">L<text:span text:style-name="T156">es</text:span> pàgin<text:span text:style-name="T156">es</text:span> <text:span text:style-name="T154">hauran</text:span> de tenir alguns elements als que se els apliquin els estils des d'un fitxer CSS extern, és a dir, <text:s/>no apliqueu els estils directament en el mateix fitxer HTML.</text:p>
      <text:p text:style-name="P66"/>
      <text:p text:style-name="P31"><text:span text:style-name="T99">Guardeu tots els fitxers en un directori</text:span><text:span text:style-name="T111"> /</text:span><text:span text:style-name="T113">w</text:span><text:span text:style-name="T111">eb <text:s/></text:span><text:span text:style-name="T99">que haurà de contenir aquests 2 subdirectoris:</text:span></text:p>
      <text:p text:style-name="P31"><text:span text:style-name="T111"><text:s text:c="4"/>/</text:span><text:span text:style-name="T114">imatges</text:span><text:span text:style-name="T111"> <text:s/>→</text:span><text:span text:style-name="T99"> On es guardaran les imatges. </text:span></text:p>
      <text:p text:style-name="P31"><text:span text:style-name="T111"><text:s text:c="4"/>/estils <text:s text:c="3"/>→ </text:span><text:span text:style-name="T99">On guardarem els estils aplicats.</text:span></text:p>
      <text:p text:style-name="P73"/>
      <text:p text:style-name="P41"><text:span text:style-name="T100">En el directori</text:span><text:span text:style-name="T112"> /</text:span><text:span text:style-name="T113">w</text:span><text:span text:style-name="T112">eb</text:span><text:span text:style-name="T100"> es guardar</text:span><text:span text:style-name="T104">à</text:span><text:span text:style-name="T100"> </text:span><text:span text:style-name="T106">obligatòriament </text:span><text:span text:style-name="T100">una pàgina <text:s/>anomenada</text:span><text:span text:style-name="T112"> index.html </text:span><text:span text:style-name="T100"><text:s/></text:span><text:span text:style-name="T104">que serà </text:span><text:span text:style-name="T100">el fitxer </text:span><text:span text:style-name="T102">de la pàgina </text:span><text:span text:style-name="T100">principal de la vostra web, </text:span><text:span text:style-name="T103">i </text:span><text:span text:style-name="T104">que enllaçarà amb </text:span><text:span text:style-name="T103">les altres pàgines web</text:span><text:span text:style-name="T100">.</text:span></text:p>
      <text:p text:style-name="P71"/>
      <text:p text:style-name="P72">Es valorarà positivament la utilització d'etiquetes HTML5 i de fulls d'estils CSS ben aplicats.</text:p>
      <text:p text:style-name="P63"/>
      <text:p text:style-name="P65">Indica les dificultats trobades i fes una llista dels elements i etiquetes HTML que has afegit i ja coneixies <text:s/>i una segona llista dels elements o etiquetes HTML que has hagut de consultar en algun manual o tutorial per afegir-lo a la construcció de la teva web.</text:p>
      <text:p text:style-name="P65"/>
      <table:table table:name="Taula5" table:style-name="Taula5">
        <table:table-column table:style-name="Taula5.A"/>
        <table:table-row table:style-name="TableLine1796881126496">
          <table:table-cell table:style-name="Taula5.A1" office:value-type="string">
            <text:p text:style-name="P88">Resposta:</text:p>
            <text:p text:style-name="P96">Llista d'elements que ja coneixies:</text:p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96">Llista d'elements que desconeixies o has hagut de consultar:</text:p>
            <text:p text:style-name="P93"/>
            <text:p text:style-name="P93"/>
            <text:p text:style-name="P95"/>
            <text:p text:style-name="P93"/>
            <text:p text:style-name="P93"/>
            <text:p text:style-name="P93"/>
            <text:p text:style-name="P93"/>
          </table:table-cell>
        </table:table-row>
      </table:table>
      <text:p text:style-name="P69"/>
      <text:p text:style-name="P68"><text:soft-page-break/>Detall<text:span text:style-name="T162">eu</text:span> cadascun dels selectors que has utilitzat en el teu CSS i a quins elements de HTML feien referència. Indiqueu també quines millores o canvis han resultat al aplicar els estils.</text:p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91">Resposta:</text:p>
            <text:p text:style-name="P90"><text:s/><text:span text:style-name="T105">Canvis realitzats utilitzant CSS</text:span></text:p>
            <table:table table:name="Taula4" table:style-name="Taula4">
              <table:table-column table:style-name="Taula4.A"/>
              <table:table-column table:style-name="Taula4.B"/>
              <table:table-column table:style-name="Taula4.C"/>
              <table:table-row table:style-name="TableLine1796881133024">
                <table:table-cell table:style-name="Taula4.A1" office:value-type="string">
                  <text:p text:style-name="P109">SELECTOR CSS</text:p>
                </table:table-cell>
                <table:table-cell table:style-name="Taula4.A1" office:value-type="string">
                  <text:p text:style-name="P109">BLOC DE CODI HTML MODIFICAT</text:p>
                </table:table-cell>
                <table:table-cell table:style-name="Taula4.C1" office:value-type="string">
                  <text:p text:style-name="P109">MILLORA VISUAL o CANVI INTRODUÏT</text:p>
                </table:table-cell>
              </table:table-row>
              <table:table-row table:style-name="TableLine1796881134112">
                <table:table-cell table:style-name="Taula4.A2" office:value-type="string">
                  <text:p text:style-name="P110"/>
                </table:table-cell>
                <table:table-cell table:style-name="Taula4.A2" office:value-type="string">
                  <text:p text:style-name="P110"/>
                </table:table-cell>
                <table:table-cell table:style-name="Taula4.C2" office:value-type="string">
                  <text:p text:style-name="P110"/>
                </table:table-cell>
              </table:table-row>
              <table:table-row table:style-name="TableLine1796881127040">
                <table:table-cell table:style-name="Taula4.A2" office:value-type="string">
                  <text:p text:style-name="P110"/>
                </table:table-cell>
                <table:table-cell table:style-name="Taula4.A2" office:value-type="string">
                  <text:p text:style-name="P110"/>
                </table:table-cell>
                <table:table-cell table:style-name="Taula4.C2" office:value-type="string">
                  <text:p text:style-name="P110"/>
                </table:table-cell>
              </table:table-row>
              <table:table-row table:style-name="TableLine1796881128672">
                <table:table-cell table:style-name="Taula4.A2" office:value-type="string">
                  <text:p text:style-name="P110"/>
                </table:table-cell>
                <table:table-cell table:style-name="Taula4.A2" office:value-type="string">
                  <text:p text:style-name="P110"/>
                </table:table-cell>
                <table:table-cell table:style-name="Taula4.C2" office:value-type="string">
                  <text:p text:style-name="P110"/>
                </table:table-cell>
              </table:table-row>
              <table:table-row table:style-name="TableLine1796881134384">
                <table:table-cell table:style-name="Taula4.A2" office:value-type="string">
                  <text:p text:style-name="P110"/>
                </table:table-cell>
                <table:table-cell table:style-name="Taula4.A2" office:value-type="string">
                  <text:p text:style-name="P110"/>
                </table:table-cell>
                <table:table-cell table:style-name="Taula4.C2" office:value-type="string">
                  <text:p text:style-name="P110"/>
                </table:table-cell>
              </table:table-row>
              <table:table-row table:style-name="TableLine1796881130576">
                <table:table-cell table:style-name="Taula4.A2" office:value-type="string">
                  <text:p text:style-name="P110"/>
                </table:table-cell>
                <table:table-cell table:style-name="Taula4.A2" office:value-type="string">
                  <text:p text:style-name="P110"/>
                </table:table-cell>
                <table:table-cell table:style-name="Taula4.C2" office:value-type="string">
                  <text:p text:style-name="P110"/>
                </table:table-cell>
              </table:table-row>
              <table:table-row table:style-name="TableLine1796881128128">
                <table:table-cell table:style-name="Taula4.A2" office:value-type="string">
                  <text:p text:style-name="P110"/>
                </table:table-cell>
                <table:table-cell table:style-name="Taula4.A2" office:value-type="string">
                  <text:p text:style-name="P110"/>
                </table:table-cell>
                <table:table-cell table:style-name="Taula4.C2" office:value-type="string">
                  <text:p text:style-name="P110"/>
                </table:table-cell>
              </table:table-row>
              <table:table-row table:style-name="TableLine1796881125952">
                <table:table-cell table:style-name="Taula4.A2" office:value-type="string">
                  <text:p text:style-name="P110"/>
                </table:table-cell>
                <table:table-cell table:style-name="Taula4.A2" office:value-type="string">
                  <text:p text:style-name="P110"/>
                </table:table-cell>
                <table:table-cell table:style-name="Taula4.C2" office:value-type="string">
                  <text:p text:style-name="P110"/>
                </table:table-cell>
              </table:table-row>
              <table:table-row table:style-name="TableLine1796881128944">
                <table:table-cell table:style-name="Taula4.A2" office:value-type="string">
                  <text:p text:style-name="P110"/>
                </table:table-cell>
                <table:table-cell table:style-name="Taula4.A2" office:value-type="string">
                  <text:p text:style-name="P110"/>
                </table:table-cell>
                <table:table-cell table:style-name="Taula4.C2" office:value-type="string">
                  <text:p text:style-name="P110"/>
                </table:table-cell>
              </table:table-row>
              <table:table-row table:style-name="TableLine1796881139824">
                <table:table-cell table:style-name="Taula4.A2" office:value-type="string">
                  <text:p text:style-name="P110"/>
                </table:table-cell>
                <table:table-cell table:style-name="Taula4.A2" office:value-type="string">
                  <text:p text:style-name="P110"/>
                </table:table-cell>
                <table:table-cell table:style-name="Taula4.C2" office:value-type="string">
                  <text:p text:style-name="P110"/>
                </table:table-cell>
              </table:table-row>
            </table:table>
            <text:p text:style-name="P94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1" fo:font-family="Arial" style:font-family-generic="swiss" style:font-pitch="variable" fo:font-size="8.5pt" style:font-size-asian="8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egm_5f_text" style:display-name="fegm_text" style:family="paragraph" style:master-page-name="">
      <style:paragraph-properties fo:margin-left="0cm" fo:margin-right="0cm" fo:margin-top="0.319cm" fo:margin-bottom="0cm" style:contextual-spacing="false" fo:line-height="150%" fo:text-align="justify" style:justify-single-word="false" fo:hyphenation-ladder-count="2" fo:text-indent="0cm" style:auto-text-indent="false" style:page-number="auto" style:shadow="none" style:writing-mode="lr-tb">
        <style:tab-stops>
          <style:tab-stop style:position="4.763cm"/>
        </style:tab-stops>
      </style:paragraph-properties>
      <style:text-properties style:font-name="Arial1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officeooo:paragraph-rsid="00212b6d" style:font-size-asian="11pt" style:language-asian="zxx" style:country-asian="none" style:font-weight-asian="normal" style:font-name-complex="Arial1" style:font-size-complex="11pt" style:font-weight-complex="normal"/>
    </style:style>
    <style:style style:name="MP2" style:family="paragraph" style:parent-style-name="Standard">
      <style:text-properties officeooo:paragraph-rsid="00212b6d"/>
    </style:style>
    <style:style style:name="MP3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MP5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6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MP7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MP8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212b6d" style:font-size-asian="8pt"/>
    </style:style>
    <style:style style:name="MP9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MP11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MP12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MP13" style:family="paragraph" style:parent-style-name="Text_20_body">
      <style:paragraph-properties fo:text-align="center" style:justify-single-word="false" style:snap-to-layout-grid="false"/>
      <style:text-properties style:font-name="Arial1" fo:font-size="8pt" officeooo:paragraph-rsid="00212b6d" fo:background-color="transparent"/>
    </style:style>
    <style:style style:name="MP14" style:family="paragraph" style:parent-style-name="Footnote">
      <style:paragraph-properties fo:text-align="center" style:justify-single-word="false" style:snap-to-layout-grid="false"/>
      <style:text-properties officeooo:paragraph-rsid="0030f20b"/>
    </style:style>
    <style:style style:name="MP15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16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7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Footnote">
      <style:paragraph-properties fo:text-align="center" style:justify-single-word="false" style:snap-to-layout-grid="false"/>
    </style:style>
    <style:style style:name="MP19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20" style:family="paragraph" style:parent-style-name="Text_20_body">
      <style:paragraph-properties fo:text-align="center" style:justify-single-word="false" style:snap-to-layout-grid="false"/>
      <style:text-properties style:font-name="Arial1" fo:font-size="8pt" fo:background-color="transparent"/>
    </style:style>
    <style:style style:name="MT1" style:family="text">
      <style:text-properties officeooo:rsid="002652ec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1" fo:font-size="8pt" fo:language="ca" fo:country="ES" style:font-size-asian="8pt"/>
    </style:style>
    <style:style style:name="MT4" style:family="text">
      <style:text-properties officeooo:rsid="002095b1"/>
    </style:style>
    <style:style style:name="MT5" style:family="text">
      <style:text-properties officeooo:rsid="003288c6"/>
    </style:style>
    <style:style style:name="MT6" style:family="text">
      <style:text-properties style:font-name="Arial1" fo:font-size="8pt" fo:language="ca" fo:country="ES" style:font-size-asian="8pt" style:font-name-complex="Arial1" style:font-size-complex="8pt"/>
    </style:style>
    <style:style style:name="MT7" style:family="text">
      <style:text-properties style:font-name="Arial1" fo:font-size="8pt" style:font-size-asian="8pt" style:font-name-complex="Arial1" style:font-size-complex="8pt"/>
    </style:style>
    <style:style style:name="MT8" style:family="text">
      <style:text-properties fo:language="ca" fo:country="ES" officeooo:rsid="002095b1" style:font-size-asian="8pt"/>
    </style:style>
    <style:style style:name="MT9" style:family="text">
      <style:text-properties fo:language="ca" fo:country="ES" officeooo:rsid="00457520" style:font-size-asian="8pt"/>
    </style:style>
    <style:style style:name="MT10" style:family="text">
      <style:text-properties fo:language="ca" fo:country="ES" style:font-size-asian="8pt"/>
    </style:style>
    <style:style style:name="MT11" style:family="text">
      <style:text-properties fo:language="ca" fo:country="ES" officeooo:rsid="00358119" style:font-size-asian="8pt"/>
    </style:style>
    <style:style style:name="MT12" style:family="text">
      <style:text-properties fo:language="ca" fo:country="ES" officeooo:rsid="0030f20b" style:font-size-asian="8pt"/>
    </style:style>
    <style:style style:name="MT13" style:family="text">
      <style:text-properties style:use-window-font-color="true" loext:opacity="0%" style:font-name="Arial1" fo:font-size="8pt" fo:language="ca" fo:country="ES" officeooo:rsid="0043cb4d" fo:background-color="transparent" loext:char-shading-value="0" style:font-size-asian="8pt"/>
    </style:style>
    <style:style style:name="MT14" style:family="text">
      <style:text-properties style:use-window-font-color="true" loext:opacity="0%" style:font-name="Arial1" fo:font-size="8pt" fo:language="ca" fo:country="ES" officeooo:rsid="002a6112" fo:background-color="transparent" loext:char-shading-value="0" style:font-size-asian="8pt"/>
    </style:style>
    <style:style style:name="MT15" style:family="text">
      <style:text-properties style:use-window-font-color="true" loext:opacity="0%" style:font-name="Arial1" fo:font-size="8pt" fo:language="ca" fo:country="ES" officeooo:rsid="00256048" fo:background-color="transparent" loext:char-shading-value="0" style:font-size-asian="8pt"/>
    </style:style>
    <style:style style:name="MT16" style:family="text">
      <style:text-properties style:use-window-font-color="true" loext:opacity="0%" style:font-name="Arial1" fo:font-size="8pt" fo:language="ca" fo:country="ES" officeooo:rsid="002f2f06" fo:background-color="transparent" loext:char-shading-value="0" style:font-size-asian="8pt"/>
    </style:style>
    <style:style style:name="MT17" style:family="text">
      <style:text-properties style:use-window-font-color="true" loext:opacity="0%" style:font-name="Arial1" fo:font-size="8pt" fo:language="ca" fo:country="ES" officeooo:rsid="00460113" fo:background-color="transparent" loext:char-shading-value="0" style:font-size-asian="8pt"/>
    </style:style>
    <style:style style:name="MT18" style:family="text">
      <style:text-properties fo:language="ca" fo:country="ES" officeooo:rsid="002f2f06" style:font-size-asian="8pt"/>
    </style:style>
    <style:style style:name="MT19" style:family="text">
      <style:text-properties style:font-name="Arial1" fo:font-size="8pt" fo:language="ca" fo:country="ES" officeooo:rsid="0043cb4d" style:font-size-asian="8pt"/>
    </style:style>
    <style:style style:name="MT20" style:family="text">
      <style:text-properties style:use-window-font-color="true" loext:opacity="0%" style:font-name="Arial1" fo:font-size="8pt" fo:language="ca" fo:country="ES" fo:background-color="transparent" loext:char-shading-value="0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 i cognoms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8"/>
            </table:table-cell>
            <table:table-cell table:style-name="Taula1.A1" office:value-type="string" table:protected="true">
              <text:p text:style-name="MP9"><text:span text:style-name="MT2">Codi: I</text:span><text:span text:style-name="MT3">71</text:span></text:p>
            </table:table-cell>
            <table:table-cell table:style-name="Taula1.A1" office:value-type="string">
              <text:p text:style-name="MP10">EAF<text:span text:style-name="MT4">2</text:span> <text:s/>( <text:span text:style-name="MT5">Exercici</text:span> d'Avaluació Final <text:span text:style-name="MT5">2</text:span>)</text:p>
            </table:table-cell>
            <table:table-cell table:style-name="Taula1.D1" office:value-type="string" table:protected="true">
              <text:p text:style-name="MP11"><text:span text:style-name="MT6">Pàgina </text:span><text:span text:style-name="MT7"><text:page-number text:select-page="current">4</text:page-number></text:span><text:span text:style-name="Page_20_Number"><text:span text:style-name="MT7"><text:s/>de </text:span></text:span><text:span text:style-name="MT7"><text:page-count style:num-format="1">4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12">Versió: 02</text:p>
            </table:table-cell>
            <table:table-cell table:style-name="Taula1.A1" office:value-type="string">
              <text:p text:style-name="MP13"><text:span text:style-name="MT8">DA</text:span><text:span text:style-name="MT9">M</text:span><text:span text:style-name="MT8">_</text:span><text:span text:style-name="MT10">M</text:span><text:span text:style-name="MT11">04</text:span><text:span text:style-name="MT10">_EAF</text:span><text:span text:style-name="MT8">2</text:span><text:span text:style-name="MT10">_</text:span><text:span text:style-name="MT8">XHTML_CSS</text:span><text:span text:style-name="MT10">_</text:span><text:span text:style-name="MT12">2021</text:span></text:p>
            </table:table-cell>
            <table:table-cell table:style-name="Taula1.D1" office:value-type="string">
              <text:p text:style-name="MP14"><text:span text:style-name="MT3">Lliurament: </text:span><text:span text:style-name="MT13">14</text:span><text:span text:style-name="MT14">/</text:span><text:span text:style-name="MT15">0</text:span><text:span text:style-name="MT13">1</text:span><text:span text:style-name="MT14">/20</text:span><text:span text:style-name="MT16">2</text:span><text:span text:style-name="MT17">2</text:span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3">Generalitat de Catalunya </text:p>
        <text:p text:style-name="MP4">Departament d’Ensenyament</text:p>
        <text:p text:style-name="MP5">Institut <text:span text:style-name="MT1">Caparrella</text:span></text:p>
        <text:p text:style-name="MP6">Nom i cognoms</text:p>
      </style:header>
      <style:footer>
        <text:p text:style-name="MP7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15"/>
            </table:table-cell>
            <table:table-cell table:style-name="Taula3.A1" office:value-type="string" table:protected="true">
              <text:p text:style-name="MP16"><text:span text:style-name="MT2">Codi: I</text:span><text:span text:style-name="MT3">71</text:span></text:p>
            </table:table-cell>
            <table:table-cell table:style-name="Taula3.A1" office:value-type="string">
              <text:p text:style-name="MP17">EAF<text:span text:style-name="MT4">2</text:span> <text:s/>( <text:span text:style-name="MT5">Exercici</text:span> d'Avaluació Final 1)</text:p>
            </table:table-cell>
            <table:table-cell table:style-name="Taula3.D1" office:value-type="string" table:protected="true">
              <text:p text:style-name="MP18"><text:span text:style-name="MT6">Pàgina </text:span><text:span text:style-name="MT7"><text:page-number text:select-page="current">1</text:page-number></text:span><text:span text:style-name="Page_20_Number"><text:span text:style-name="MT7"><text:s/>de </text:span></text:span><text:span text:style-name="MT7"><text:page-count style:num-format="1">4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9">Versió: 02</text:p>
            </table:table-cell>
            <table:table-cell table:style-name="Taula3.A1" office:value-type="string">
              <text:p text:style-name="MP20"><text:span text:style-name="MT8">DA</text:span><text:span text:style-name="MT9">M</text:span><text:span text:style-name="MT8">_</text:span><text:span text:style-name="MT10">M</text:span><text:span text:style-name="MT11">04</text:span><text:span text:style-name="MT10">_EAF</text:span><text:span text:style-name="MT8">2</text:span><text:span text:style-name="MT10">_</text:span><text:span text:style-name="MT8">XHTML_CSS</text:span><text:span text:style-name="MT10">_</text:span><text:span text:style-name="MT18">2021</text:span></text:p>
            </table:table-cell>
            <table:table-cell table:style-name="Taula3.D1" office:value-type="string">
              <text:p text:style-name="MP18"><text:span text:style-name="MT3">Lliurament: </text:span><text:span text:style-name="MT19">14</text:span><text:span text:style-name="MT20">/</text:span><text:span text:style-name="MT15">0</text:span><text:span text:style-name="MT13">1</text:span><text:span text:style-name="MT20">/20</text:span><text:span text:style-name="MT16">2</text:span><text:span text:style-name="MT17">2</text:span></text:p>
            </table:table-cell>
          </table:table-row>
        </table:table>
        <text:p text:style-name="MP7">Assegureu-vos que aquest document és vigent. Consulteu el web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ran Gutiérrez</meta:initial-creator>
    <meta:creation-date>2016-02-02T22:51:28.567076965</meta:creation-date>
    <dc:date>2022-01-13T16:38:08.121000000</dc:date>
    <meta:editing-duration>PT5H16M13S</meta:editing-duration>
    <meta:editing-cycles>29</meta:editing-cycles>
    <meta:generator>LibreOffice/7.2.2.2$Windows_X86_64 LibreOffice_project/02b2acce88a210515b4a5bb2e46cbfb63fe97d56</meta:generator>
    <meta:document-statistic meta:table-count="7" meta:image-count="0" meta:object-count="0" meta:page-count="4" meta:paragraph-count="76" meta:word-count="903" meta:character-count="5761" meta:non-whitespace-character-count="4907"/>
  </office:meta>
</office:document-meta>
</file>